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5.19mm"/>
    </style:style>
    <style:style style:name="co3" style:family="table-column">
      <style:table-column-properties fo:break-before="auto" style:column-width="2.98mm"/>
    </style:style>
    <style:style style:name="co4" style:family="table-column">
      <style:table-column-properties fo:break-before="auto" style:column-width="19.17mm"/>
    </style:style>
    <style:style style:name="co5" style:family="table-column">
      <style:table-column-properties fo:break-before="auto" style:column-width="20.16mm"/>
    </style:style>
    <style:style style:name="co6" style:family="table-column">
      <style:table-column-properties fo:break-before="auto" style:column-width="1.98mm"/>
    </style:style>
    <style:style style:name="co7" style:family="table-column">
      <style:table-column-properties fo:break-before="auto" style:column-width="3.47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9.86mm" fo:break-before="auto" style:use-optimal-row-height="false"/>
    </style:style>
    <style:style style:name="ro4" style:family="table-row">
      <style:table-row-properties style:row-height="3.6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18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6" style:family="table-cell" style:parent-style-name="Default" style:data-style-name="N18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7" style:family="table-cell" style:parent-style-name="Default" style:data-style-name="N18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18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3" style:family="table-cell" style:parent-style-name="Default" style:data-style-name="N18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4" style:family="table-cell" style:parent-style-name="Default" style:data-style-name="N18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 style:data-style-name="N18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2" style:family="table-cell" style:parent-style-name="Default" style:data-style-name="N18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3" style:family="table-cell" style:parent-style-name="Default" style:data-style-name="N18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22"/>
        <table:table-column table:style-name="co1" table:number-columns-repeated="2" table:default-cell-style-name="ce28"/>
        <table:table-column table:style-name="co4" table:number-columns-repeated="9" table:default-cell-style-name="ce28"/>
        <table:table-column table:style-name="co5" table:default-cell-style-name="ce28"/>
        <table:table-column table:style-name="co6" table:default-cell-style-name="ce48"/>
        <table:table-column table:style-name="co7" table:default-cell-style-name="ce48"/>
        <table:table-column table:style-name="co1" table:number-columns-repeated="240" table:default-cell-style-name="ce48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10-13 住宅與服務業部門電力消費</text:p>
          </table:table-cell>
          <table:covered-table-cell table:number-columns-repeated="14" table:style-name="ce10"/>
          <table:table-cell table:style-name="ce44" table:number-columns-repeated="1009"/>
        </table:table-row>
        <table:table-row table:style-name="ro2">
          <table:table-cell table:style-name="ce2" table:number-columns-repeated="3"/>
          <table:table-cell table:style-name="ce23"/>
          <table:table-cell table:style-name="ce29" table:number-columns-repeated="5"/>
          <table:table-cell table:style-name="ce38" table:number-columns-repeated="4"/>
          <table:table-cell table:style-name="ce39" office:value-type="string" calcext:value-type="string" table:number-columns-spanned="2" table:number-rows-spanned="1">
            <text:p>單位：千度</text:p>
          </table:table-cell>
          <table:covered-table-cell table:style-name="ce39"/>
          <table:table-cell table:style-name="ce45" table:number-columns-repeated="1009"/>
        </table:table-row>
        <table:table-row table:style-name="ro2">
          <table:table-cell table:style-name="ce3" office:value-type="string" calcext:value-type="string" table:number-columns-spanned="3" table:number-rows-spanned="2">
            <text:p>年　　月</text:p>
          </table:table-cell>
          <table:covered-table-cell table:style-name="ce11"/>
          <table:covered-table-cell table:style-name="ce17"/>
          <table:table-cell table:style-name="ce3" office:value-type="string" calcext:value-type="string" table:number-columns-spanned="1" table:number-rows-spanned="2">
            <text:p>住宅部門</text:p>
          </table:table-cell>
          <table:table-cell table:style-name="ce30" office:value-type="string" calcext:value-type="string" table:number-columns-spanned="11" table:number-rows-spanned="1">
            <text:p>服務業部門</text:p>
          </table:table-cell>
          <table:covered-table-cell table:number-columns-repeated="9" table:style-name="ce35"/>
          <table:covered-table-cell table:style-name="ce40"/>
          <table:table-cell table:style-name="ce45" table:number-columns-repeated="1009"/>
        </table:table-row>
        <table:table-row table:style-name="ro3">
          <table:covered-table-cell table:style-name="ce4"/>
          <table:covered-table-cell table:style-name="ce12"/>
          <table:covered-table-cell table:style-name="ce18"/>
          <table:covered-table-cell table:style-name="ce24"/>
          <table:table-cell table:style-name="ce31" office:value-type="string" calcext:value-type="string">
            <text:p>合計</text:p>
          </table:table-cell>
          <table:table-cell table:style-name="ce31" office:value-type="string" calcext:value-type="string">
            <text:p>批　發</text:p>
            <text:p>零售業</text:p>
          </table:table-cell>
          <table:table-cell table:style-name="ce31" office:value-type="string" calcext:value-type="string">
            <text:p>住　宿</text:p>
            <text:p>餐飲業</text:p>
          </table:table-cell>
          <table:table-cell table:style-name="ce36" office:value-type="string" calcext:value-type="string">
            <text:p>運　輸</text:p>
            <text:p>服務業</text:p>
          </table:table-cell>
          <table:table-cell table:style-name="ce37" office:value-type="string" calcext:value-type="string">
            <text:p>倉儲業</text:p>
          </table:table-cell>
          <table:table-cell table:style-name="ce37" office:value-type="string" calcext:value-type="string">
            <text:p>通信業</text:p>
          </table:table-cell>
          <table:table-cell table:style-name="ce36" office:value-type="string" calcext:value-type="string">
            <text:p>金融保險及</text:p>
            <text:p>不動產業</text:p>
          </table:table-cell>
          <table:table-cell table:style-name="ce36" office:value-type="string" calcext:value-type="string">
            <text:p>工　商</text:p>
            <text:p>服務業</text:p>
          </table:table-cell>
          <table:table-cell table:style-name="ce36" office:value-type="string" calcext:value-type="string">
            <text:p>社會及個</text:p>
            <text:p>人服務業</text:p>
          </table:table-cell>
          <table:table-cell table:style-name="ce36" office:value-type="string" calcext:value-type="string">
            <text:p>公共行政</text:p>
          </table:table-cell>
          <table:table-cell table:style-name="ce3" office:value-type="string" calcext:value-type="string">
            <text:p>其他</text:p>
          </table:table-cell>
          <table:table-cell table:style-name="ce46" table:number-columns-repeated="3"/>
          <table:table-cell table:style-name="ce49" table:number-columns-repeated="1006"/>
        </table:table-row>
        <table:table-row table:style-name="ro4">
          <table:table-cell table:style-name="ce5" office:value-type="string" calcext:value-type="string">
            <text:p>民國 91年</text:p>
          </table:table-cell>
          <table:table-cell table:style-name="ce13"/>
          <table:table-cell table:style-name="ce19"/>
          <table:table-cell table:style-name="ce25" office:value-type="float" office:value="37190956.522" calcext:value-type="float">
            <text:p><text:s/>37,190,957 <text:s/></text:p>
          </table:table-cell>
          <table:table-cell table:style-name="ce32" office:value-type="float" office:value="38111843.176" calcext:value-type="float">
            <text:p><text:s/>38,111,843 <text:s/></text:p>
          </table:table-cell>
          <table:table-cell table:style-name="ce32" office:value-type="float" office:value="5363198.008" calcext:value-type="float">
            <text:p><text:s/>5,363,198 <text:s/></text:p>
          </table:table-cell>
          <table:table-cell table:style-name="ce32" office:value-type="float" office:value="2073836.958" calcext:value-type="float">
            <text:p><text:s/>2,073,837 <text:s/></text:p>
          </table:table-cell>
          <table:table-cell table:style-name="ce32" office:value-type="float" office:value="843659.063" calcext:value-type="float">
            <text:p><text:s/>843,659 <text:s/></text:p>
          </table:table-cell>
          <table:table-cell table:style-name="ce32" office:value-type="float" office:value="615084.387" calcext:value-type="float">
            <text:p><text:s/>615,084 <text:s/></text:p>
          </table:table-cell>
          <table:table-cell table:style-name="ce32" office:value-type="float" office:value="1306314.025" calcext:value-type="float">
            <text:p><text:s/>1,306,314 <text:s/></text:p>
          </table:table-cell>
          <table:table-cell table:style-name="ce32" office:value-type="float" office:value="1034684.785" calcext:value-type="float">
            <text:p><text:s/>1,034,685 <text:s/></text:p>
          </table:table-cell>
          <table:table-cell table:style-name="ce32" office:value-type="float" office:value="653210.656" calcext:value-type="float">
            <text:p><text:s/>653,211 <text:s/></text:p>
          </table:table-cell>
          <table:table-cell table:style-name="ce32" office:value-type="float" office:value="6681719.055" calcext:value-type="float">
            <text:p><text:s/>6,681,719 <text:s/></text:p>
          </table:table-cell>
          <table:table-cell table:style-name="ce32" office:value-type="float" office:value="4596561.344" calcext:value-type="float">
            <text:p><text:s/>4,596,561 <text:s/></text:p>
          </table:table-cell>
          <table:table-cell table:style-name="ce41" office:value-type="float" office:value="14943574.895" calcext:value-type="float">
            <text:p><text:s/>14,943,575 <text:s/></text:p>
          </table:table-cell>
          <table:table-cell table:style-name="ce47" table:number-columns-repeated="3"/>
          <table:table-cell table:number-columns-repeated="1006"/>
        </table:table-row>
        <table:table-row table:style-name="ro4">
          <table:table-cell table:style-name="ce6" office:value-type="string" calcext:value-type="string">
            <text:p>民國 92年</text:p>
          </table:table-cell>
          <table:table-cell table:style-name="ce14"/>
          <table:table-cell table:style-name="ce20"/>
          <table:table-cell table:style-name="ce26" office:value-type="float" office:value="39100356.504" calcext:value-type="float">
            <text:p><text:s/>39,100,357 <text:s/></text:p>
          </table:table-cell>
          <table:table-cell table:style-name="ce33" office:value-type="float" office:value="39947800.791" calcext:value-type="float">
            <text:p><text:s/>39,947,801 <text:s/></text:p>
          </table:table-cell>
          <table:table-cell table:style-name="ce33" office:value-type="float" office:value="5611424.838" calcext:value-type="float">
            <text:p><text:s/>5,611,425 <text:s/></text:p>
          </table:table-cell>
          <table:table-cell table:style-name="ce33" office:value-type="float" office:value="2151167.069" calcext:value-type="float">
            <text:p><text:s/>2,151,167 <text:s/></text:p>
          </table:table-cell>
          <table:table-cell table:style-name="ce33" office:value-type="float" office:value="897953.535" calcext:value-type="float">
            <text:p><text:s/>897,954 <text:s/></text:p>
          </table:table-cell>
          <table:table-cell table:style-name="ce33" office:value-type="float" office:value="642902.902" calcext:value-type="float">
            <text:p><text:s/>642,903 <text:s/></text:p>
          </table:table-cell>
          <table:table-cell table:style-name="ce33" office:value-type="float" office:value="1327322.191" calcext:value-type="float">
            <text:p><text:s/>1,327,322 <text:s/></text:p>
          </table:table-cell>
          <table:table-cell table:style-name="ce33" office:value-type="float" office:value="1065604.587" calcext:value-type="float">
            <text:p><text:s/>1,065,605 <text:s/></text:p>
          </table:table-cell>
          <table:table-cell table:style-name="ce33" office:value-type="float" office:value="744870.881" calcext:value-type="float">
            <text:p><text:s/>744,871 <text:s/></text:p>
          </table:table-cell>
          <table:table-cell table:style-name="ce33" office:value-type="float" office:value="7088773.921" calcext:value-type="float">
            <text:p><text:s/>7,088,774 <text:s/></text:p>
          </table:table-cell>
          <table:table-cell table:style-name="ce33" office:value-type="float" office:value="4811309.578" calcext:value-type="float">
            <text:p><text:s/>4,811,310 <text:s/></text:p>
          </table:table-cell>
          <table:table-cell table:style-name="ce42" office:value-type="float" office:value="15606471.289" calcext:value-type="float">
            <text:p><text:s/>15,606,471 <text:s/></text:p>
          </table:table-cell>
          <table:table-cell table:style-name="ce47" table:number-columns-repeated="3"/>
          <table:table-cell table:number-columns-repeated="1006"/>
        </table:table-row>
        <table:table-row table:style-name="ro4">
          <table:table-cell table:style-name="ce6" office:value-type="string" calcext:value-type="string">
            <text:p>民國 93年</text:p>
          </table:table-cell>
          <table:table-cell table:style-name="ce14"/>
          <table:table-cell table:style-name="ce20"/>
          <table:table-cell table:style-name="ce26" office:value-type="float" office:value="39588091.37" calcext:value-type="float">
            <text:p><text:s/>39,588,091 <text:s/></text:p>
          </table:table-cell>
          <table:table-cell table:style-name="ce33" office:value-type="float" office:value="41789118.372" calcext:value-type="float">
            <text:p><text:s/>41,789,118 <text:s/></text:p>
          </table:table-cell>
          <table:table-cell table:style-name="ce33" office:value-type="float" office:value="5935805.711" calcext:value-type="float">
            <text:p><text:s/>5,935,806 <text:s/></text:p>
          </table:table-cell>
          <table:table-cell table:style-name="ce33" office:value-type="float" office:value="2262227.831" calcext:value-type="float">
            <text:p><text:s/>2,262,228 <text:s/></text:p>
          </table:table-cell>
          <table:table-cell table:style-name="ce33" office:value-type="float" office:value="918716.114" calcext:value-type="float">
            <text:p><text:s/>918,716 <text:s/></text:p>
          </table:table-cell>
          <table:table-cell table:style-name="ce33" office:value-type="float" office:value="656550.424" calcext:value-type="float">
            <text:p><text:s/>656,550 <text:s/></text:p>
          </table:table-cell>
          <table:table-cell table:style-name="ce33" office:value-type="float" office:value="1345783.394" calcext:value-type="float">
            <text:p><text:s/>1,345,783 <text:s/></text:p>
          </table:table-cell>
          <table:table-cell table:style-name="ce33" office:value-type="float" office:value="1081041.939" calcext:value-type="float">
            <text:p><text:s/>1,081,042 <text:s/></text:p>
          </table:table-cell>
          <table:table-cell table:style-name="ce33" office:value-type="float" office:value="847447.44" calcext:value-type="float">
            <text:p><text:s/>847,447 <text:s/></text:p>
          </table:table-cell>
          <table:table-cell table:style-name="ce33" office:value-type="float" office:value="7532139.022" calcext:value-type="float">
            <text:p><text:s/>7,532,139 <text:s/></text:p>
          </table:table-cell>
          <table:table-cell table:style-name="ce33" office:value-type="float" office:value="4909585.479" calcext:value-type="float">
            <text:p><text:s/>4,909,585 <text:s/></text:p>
          </table:table-cell>
          <table:table-cell table:style-name="ce42" office:value-type="float" office:value="16299821.018" calcext:value-type="float">
            <text:p><text:s/>16,299,821 <text:s/></text:p>
          </table:table-cell>
          <table:table-cell table:style-name="ce47" table:number-columns-repeated="3"/>
          <table:table-cell table:number-columns-repeated="1006"/>
        </table:table-row>
        <table:table-row table:style-name="ro4">
          <table:table-cell table:style-name="ce6" office:value-type="string" calcext:value-type="string">
            <text:p>民國 94年</text:p>
          </table:table-cell>
          <table:table-cell table:style-name="ce14"/>
          <table:table-cell table:style-name="ce20"/>
          <table:table-cell table:style-name="ce26" office:value-type="float" office:value="42305542.587" calcext:value-type="float">
            <text:p><text:s/>42,305,543 <text:s/></text:p>
          </table:table-cell>
          <table:table-cell table:style-name="ce33" office:value-type="float" office:value="44054888.887" calcext:value-type="float">
            <text:p><text:s/>44,054,889 <text:s/></text:p>
          </table:table-cell>
          <table:table-cell table:style-name="ce33" office:value-type="float" office:value="6216445.303" calcext:value-type="float">
            <text:p><text:s/>6,216,445 <text:s/></text:p>
          </table:table-cell>
          <table:table-cell table:style-name="ce33" office:value-type="float" office:value="2405087.642" calcext:value-type="float">
            <text:p><text:s/>2,405,088 <text:s/></text:p>
          </table:table-cell>
          <table:table-cell table:style-name="ce33" office:value-type="float" office:value="956465.343" calcext:value-type="float">
            <text:p><text:s/>956,465 <text:s/></text:p>
          </table:table-cell>
          <table:table-cell table:style-name="ce33" office:value-type="float" office:value="679786.887" calcext:value-type="float">
            <text:p><text:s/>679,787 <text:s/></text:p>
          </table:table-cell>
          <table:table-cell table:style-name="ce33" office:value-type="float" office:value="1412751.207" calcext:value-type="float">
            <text:p><text:s/>1,412,751 <text:s/></text:p>
          </table:table-cell>
          <table:table-cell table:style-name="ce33" office:value-type="float" office:value="1125673.07" calcext:value-type="float">
            <text:p><text:s/>1,125,673 <text:s/></text:p>
          </table:table-cell>
          <table:table-cell table:style-name="ce33" office:value-type="float" office:value="918827.719" calcext:value-type="float">
            <text:p><text:s/>918,828 <text:s/></text:p>
          </table:table-cell>
          <table:table-cell table:style-name="ce33" office:value-type="float" office:value="8030226.618" calcext:value-type="float">
            <text:p><text:s/>8,030,227 <text:s/></text:p>
          </table:table-cell>
          <table:table-cell table:style-name="ce33" office:value-type="float" office:value="5051712.081" calcext:value-type="float">
            <text:p><text:s/>5,051,712 <text:s/></text:p>
          </table:table-cell>
          <table:table-cell table:style-name="ce42" office:value-type="float" office:value="17257913.017" calcext:value-type="float">
            <text:p><text:s/>17,257,913 <text:s/></text:p>
          </table:table-cell>
          <table:table-cell table:style-name="ce47" table:number-columns-repeated="3"/>
          <table:table-cell table:number-columns-repeated="1006"/>
        </table:table-row>
        <table:table-row table:style-name="ro4">
          <table:table-cell table:style-name="ce6" office:value-type="string" calcext:value-type="string">
            <text:p>民國 95年</text:p>
          </table:table-cell>
          <table:table-cell table:style-name="ce14"/>
          <table:table-cell table:style-name="ce20"/>
          <table:table-cell table:style-name="ce26" office:value-type="float" office:value="42464203.538" calcext:value-type="float">
            <text:p><text:s/>42,464,204 <text:s/></text:p>
          </table:table-cell>
          <table:table-cell table:style-name="ce33" office:value-type="float" office:value="45555292.822" calcext:value-type="float">
            <text:p><text:s/>45,555,293 <text:s/></text:p>
          </table:table-cell>
          <table:table-cell table:style-name="ce33" office:value-type="float" office:value="6296878.802" calcext:value-type="float">
            <text:p><text:s/>6,296,879 <text:s/></text:p>
          </table:table-cell>
          <table:table-cell table:style-name="ce33" office:value-type="float" office:value="2501612.891" calcext:value-type="float">
            <text:p><text:s/>2,501,613 <text:s/></text:p>
          </table:table-cell>
          <table:table-cell table:style-name="ce33" office:value-type="float" office:value="1110557.893" calcext:value-type="float">
            <text:p><text:s/>1,110,558 <text:s/></text:p>
          </table:table-cell>
          <table:table-cell table:style-name="ce33" office:value-type="float" office:value="711307.637" calcext:value-type="float">
            <text:p><text:s/>711,308 <text:s/></text:p>
          </table:table-cell>
          <table:table-cell table:style-name="ce33" office:value-type="float" office:value="1438386.603" calcext:value-type="float">
            <text:p><text:s/>1,438,387 <text:s/></text:p>
          </table:table-cell>
          <table:table-cell table:style-name="ce33" office:value-type="float" office:value="1152350.1" calcext:value-type="float">
            <text:p><text:s/>1,152,350 <text:s/></text:p>
          </table:table-cell>
          <table:table-cell table:style-name="ce33" office:value-type="float" office:value="976020.99" calcext:value-type="float">
            <text:p><text:s/>976,021 <text:s/></text:p>
          </table:table-cell>
          <table:table-cell table:style-name="ce33" office:value-type="float" office:value="8345307.26" calcext:value-type="float">
            <text:p><text:s/>8,345,307 <text:s/></text:p>
          </table:table-cell>
          <table:table-cell table:style-name="ce33" office:value-type="float" office:value="5140074.45" calcext:value-type="float">
            <text:p><text:s/>5,140,074 <text:s/></text:p>
          </table:table-cell>
          <table:table-cell table:style-name="ce42" office:value-type="float" office:value="17882796.196" calcext:value-type="float">
            <text:p><text:s/>17,882,796 <text:s/></text:p>
          </table:table-cell>
          <table:table-cell table:style-name="ce47" table:number-columns-repeated="3"/>
          <table:table-cell table:number-columns-repeated="1006"/>
        </table:table-row>
        <table:table-row table:style-name="ro4">
          <table:table-cell table:style-name="ce6" office:value-type="string" calcext:value-type="string">
            <text:p>民國 96年</text:p>
          </table:table-cell>
          <table:table-cell table:style-name="ce14"/>
          <table:table-cell table:style-name="ce20"/>
          <table:table-cell table:style-name="ce26" office:value-type="float" office:value="43123140.781" calcext:value-type="float">
            <text:p><text:s/>43,123,141 <text:s/></text:p>
          </table:table-cell>
          <table:table-cell table:style-name="ce33" office:value-type="float" office:value="45680734.125" calcext:value-type="float">
            <text:p><text:s/>45,680,734 <text:s/></text:p>
          </table:table-cell>
          <table:table-cell table:style-name="ce33" office:value-type="float" office:value="6302274.725" calcext:value-type="float">
            <text:p><text:s/>6,302,275 <text:s/></text:p>
          </table:table-cell>
          <table:table-cell table:style-name="ce33" office:value-type="float" office:value="2573936.114" calcext:value-type="float">
            <text:p><text:s/>2,573,936 <text:s/></text:p>
          </table:table-cell>
          <table:table-cell table:style-name="ce33" office:value-type="float" office:value="1126376.885" calcext:value-type="float">
            <text:p><text:s/>1,126,377 <text:s/></text:p>
          </table:table-cell>
          <table:table-cell table:style-name="ce33" office:value-type="float" office:value="711912.114" calcext:value-type="float">
            <text:p><text:s/>711,912 <text:s/></text:p>
          </table:table-cell>
          <table:table-cell table:style-name="ce33" office:value-type="float" office:value="1462298.556" calcext:value-type="float">
            <text:p><text:s/>1,462,299 <text:s/></text:p>
          </table:table-cell>
          <table:table-cell table:style-name="ce33" office:value-type="float" office:value="1148351.424" calcext:value-type="float">
            <text:p><text:s/>1,148,351 <text:s/></text:p>
          </table:table-cell>
          <table:table-cell table:style-name="ce33" office:value-type="float" office:value="1030237.047" calcext:value-type="float">
            <text:p><text:s/>1,030,237 <text:s/></text:p>
          </table:table-cell>
          <table:table-cell table:style-name="ce33" office:value-type="float" office:value="8387449.438" calcext:value-type="float">
            <text:p><text:s/>8,387,449 <text:s/></text:p>
          </table:table-cell>
          <table:table-cell table:style-name="ce33" office:value-type="float" office:value="5229779.754" calcext:value-type="float">
            <text:p><text:s/>5,229,780 <text:s/></text:p>
          </table:table-cell>
          <table:table-cell table:style-name="ce42" office:value-type="float" office:value="17708118.068" calcext:value-type="float">
            <text:p><text:s/>17,708,118 <text:s/></text:p>
          </table:table-cell>
          <table:table-cell table:style-name="ce47" table:number-columns-repeated="3"/>
          <table:table-cell table:number-columns-repeated="1006"/>
        </table:table-row>
        <table:table-row table:style-name="ro4">
          <table:table-cell table:style-name="ce6" office:value-type="string" calcext:value-type="string">
            <text:p>民國 97年</text:p>
          </table:table-cell>
          <table:table-cell table:style-name="ce14"/>
          <table:table-cell table:style-name="ce20"/>
          <table:table-cell table:style-name="ce26" office:value-type="float" office:value="42686989.8272" calcext:value-type="float">
            <text:p><text:s/>42,686,990 <text:s/></text:p>
          </table:table-cell>
          <table:table-cell table:style-name="ce33" office:value-type="float" office:value="45580956.2238" calcext:value-type="float">
            <text:p><text:s/>45,580,956 <text:s/></text:p>
          </table:table-cell>
          <table:table-cell table:style-name="ce33" office:value-type="float" office:value="6019831.512" calcext:value-type="float">
            <text:p><text:s/>6,019,832 <text:s/></text:p>
          </table:table-cell>
          <table:table-cell table:style-name="ce33" office:value-type="float" office:value="2545491.692" calcext:value-type="float">
            <text:p><text:s/>2,545,492 <text:s/></text:p>
          </table:table-cell>
          <table:table-cell table:style-name="ce33" office:value-type="float" office:value="1201041.177" calcext:value-type="float">
            <text:p><text:s/>1,201,041 <text:s/></text:p>
          </table:table-cell>
          <table:table-cell table:style-name="ce33" office:value-type="float" office:value="702971.17" calcext:value-type="float">
            <text:p><text:s/>702,971 <text:s/></text:p>
          </table:table-cell>
          <table:table-cell table:style-name="ce33" office:value-type="float" office:value="1448199.385" calcext:value-type="float">
            <text:p><text:s/>1,448,199 <text:s/></text:p>
          </table:table-cell>
          <table:table-cell table:style-name="ce33" office:value-type="float" office:value="1126423.992" calcext:value-type="float">
            <text:p><text:s/>1,126,424 <text:s/></text:p>
          </table:table-cell>
          <table:table-cell table:style-name="ce33" office:value-type="float" office:value="1066931.121" calcext:value-type="float">
            <text:p><text:s/>1,066,931 <text:s/></text:p>
          </table:table-cell>
          <table:table-cell table:style-name="ce33" office:value-type="float" office:value="8386841.021" calcext:value-type="float">
            <text:p><text:s/>8,386,841 <text:s/></text:p>
          </table:table-cell>
          <table:table-cell table:style-name="ce33" office:value-type="float" office:value="5265839.6158" calcext:value-type="float">
            <text:p><text:s/>5,265,840 <text:s/></text:p>
          </table:table-cell>
          <table:table-cell table:style-name="ce42" office:value-type="float" office:value="17817385.538" calcext:value-type="float">
            <text:p><text:s/>17,817,386 <text:s/></text:p>
          </table:table-cell>
          <table:table-cell table:style-name="ce47" table:number-columns-repeated="3"/>
          <table:table-cell table:number-columns-repeated="1006"/>
        </table:table-row>
        <table:table-row table:style-name="ro4">
          <table:table-cell table:style-name="ce6" office:value-type="string" calcext:value-type="string">
            <text:p>民國 98年</text:p>
          </table:table-cell>
          <table:table-cell table:style-name="ce14"/>
          <table:table-cell table:style-name="ce20"/>
          <table:table-cell table:style-name="ce26" office:value-type="float" office:value="43067395.2882" calcext:value-type="float">
            <text:p><text:s/>43,067,395 <text:s/></text:p>
          </table:table-cell>
          <table:table-cell table:style-name="ce33" office:value-type="float" office:value="44152600.3138" calcext:value-type="float">
            <text:p><text:s/>44,152,600 <text:s/></text:p>
          </table:table-cell>
          <table:table-cell table:style-name="ce33" office:value-type="float" office:value="5700836.105" calcext:value-type="float">
            <text:p><text:s/>5,700,836 <text:s/></text:p>
          </table:table-cell>
          <table:table-cell table:style-name="ce33" office:value-type="float" office:value="2546773.97" calcext:value-type="float">
            <text:p><text:s/>2,546,774 <text:s/></text:p>
          </table:table-cell>
          <table:table-cell table:style-name="ce33" office:value-type="float" office:value="1217104.689" calcext:value-type="float">
            <text:p><text:s/>1,217,105 <text:s/></text:p>
          </table:table-cell>
          <table:table-cell table:style-name="ce33" office:value-type="float" office:value="678606.534" calcext:value-type="float">
            <text:p><text:s/>678,607 <text:s/></text:p>
          </table:table-cell>
          <table:table-cell table:style-name="ce33" office:value-type="float" office:value="1428342.091" calcext:value-type="float">
            <text:p><text:s/>1,428,342 <text:s/></text:p>
          </table:table-cell>
          <table:table-cell table:style-name="ce33" office:value-type="float" office:value="1107431.692" calcext:value-type="float">
            <text:p><text:s/>1,107,432 <text:s/></text:p>
          </table:table-cell>
          <table:table-cell table:style-name="ce33" office:value-type="float" office:value="1094329.257" calcext:value-type="float">
            <text:p><text:s/>1,094,329 <text:s/></text:p>
          </table:table-cell>
          <table:table-cell table:style-name="ce33" office:value-type="float" office:value="8332162.367" calcext:value-type="float">
            <text:p><text:s/>8,332,162 <text:s/></text:p>
          </table:table-cell>
          <table:table-cell table:style-name="ce33" office:value-type="float" office:value="5300071.5278" calcext:value-type="float">
            <text:p><text:s/>5,300,072 <text:s/></text:p>
          </table:table-cell>
          <table:table-cell table:style-name="ce42" office:value-type="float" office:value="16746942.081" calcext:value-type="float">
            <text:p><text:s/>16,746,942 <text:s/></text:p>
          </table:table-cell>
          <table:table-cell table:style-name="ce47" table:number-columns-repeated="3"/>
          <table:table-cell table:number-columns-repeated="1006"/>
        </table:table-row>
        <table:table-row table:style-name="ro4">
          <table:table-cell table:style-name="ce6" office:value-type="string" calcext:value-type="string">
            <text:p>民國 99年</text:p>
          </table:table-cell>
          <table:table-cell table:style-name="ce14"/>
          <table:table-cell table:style-name="ce20"/>
          <table:table-cell table:style-name="ce26" office:value-type="float" office:value="43427789.489" calcext:value-type="float">
            <text:p><text:s/>43,427,789 <text:s/></text:p>
          </table:table-cell>
          <table:table-cell table:style-name="ce33" office:value-type="float" office:value="45898132.58" calcext:value-type="float">
            <text:p><text:s/>45,898,133 <text:s/></text:p>
          </table:table-cell>
          <table:table-cell table:style-name="ce33" office:value-type="float" office:value="5630609.192" calcext:value-type="float">
            <text:p><text:s/>5,630,609 <text:s/></text:p>
          </table:table-cell>
          <table:table-cell table:style-name="ce33" office:value-type="float" office:value="2679963.961" calcext:value-type="float">
            <text:p><text:s/>2,679,964 <text:s/></text:p>
          </table:table-cell>
          <table:table-cell table:style-name="ce33" office:value-type="float" office:value="1291037.33" calcext:value-type="float">
            <text:p><text:s/>1,291,037 <text:s/></text:p>
          </table:table-cell>
          <table:table-cell table:style-name="ce33" office:value-type="float" office:value="701866.505" calcext:value-type="float">
            <text:p><text:s/>701,867 <text:s/></text:p>
          </table:table-cell>
          <table:table-cell table:style-name="ce33" office:value-type="float" office:value="1414093.174" calcext:value-type="float">
            <text:p><text:s/>1,414,093 <text:s/></text:p>
          </table:table-cell>
          <table:table-cell table:style-name="ce33" office:value-type="float" office:value="1103467.557" calcext:value-type="float">
            <text:p><text:s/>1,103,468 <text:s/></text:p>
          </table:table-cell>
          <table:table-cell table:style-name="ce33" office:value-type="float" office:value="1160374.374" calcext:value-type="float">
            <text:p><text:s/>1,160,374 <text:s/></text:p>
          </table:table-cell>
          <table:table-cell table:style-name="ce33" office:value-type="float" office:value="8470037.286" calcext:value-type="float">
            <text:p><text:s/>8,470,037 <text:s/></text:p>
          </table:table-cell>
          <table:table-cell table:style-name="ce33" office:value-type="float" office:value="5352173.186" calcext:value-type="float">
            <text:p><text:s/>5,352,173 <text:s/></text:p>
          </table:table-cell>
          <table:table-cell table:style-name="ce42" office:value-type="float" office:value="18094510.015" calcext:value-type="float">
            <text:p><text:s/>18,094,510 <text:s/></text:p>
          </table:table-cell>
          <table:table-cell table:style-name="ce47" table:number-columns-repeated="3"/>
          <table:table-cell table:number-columns-repeated="1006"/>
        </table:table-row>
        <table:table-row table:style-name="ro4">
          <table:table-cell table:style-name="ce6" office:value-type="string" calcext:value-type="string">
            <text:p>民國100年</text:p>
          </table:table-cell>
          <table:table-cell table:style-name="ce14"/>
          <table:table-cell table:style-name="ce20"/>
          <table:table-cell table:style-name="ce26" office:value-type="float" office:value="44418890.1902" calcext:value-type="float">
            <text:p><text:s/>44,418,890 <text:s/></text:p>
          </table:table-cell>
          <table:table-cell table:style-name="ce33" office:value-type="float" office:value="45771903.7588" calcext:value-type="float">
            <text:p><text:s/>45,771,904 <text:s/></text:p>
          </table:table-cell>
          <table:table-cell table:style-name="ce33" office:value-type="float" office:value="5461489.491" calcext:value-type="float">
            <text:p><text:s/>5,461,489 <text:s/></text:p>
          </table:table-cell>
          <table:table-cell table:style-name="ce33" office:value-type="float" office:value="2743632.977" calcext:value-type="float">
            <text:p><text:s/>2,743,633 <text:s/></text:p>
          </table:table-cell>
          <table:table-cell table:style-name="ce33" office:value-type="float" office:value="1290812.752" calcext:value-type="float">
            <text:p><text:s/>1,290,813 <text:s/></text:p>
          </table:table-cell>
          <table:table-cell table:style-name="ce33" office:value-type="float" office:value="716899.338" calcext:value-type="float">
            <text:p><text:s/>716,899 <text:s/></text:p>
          </table:table-cell>
          <table:table-cell table:style-name="ce33" office:value-type="float" office:value="1412075.675" calcext:value-type="float">
            <text:p><text:s/>1,412,076 <text:s/></text:p>
          </table:table-cell>
          <table:table-cell table:style-name="ce33" office:value-type="float" office:value="1086113.012" calcext:value-type="float">
            <text:p><text:s/>1,086,113 <text:s/></text:p>
          </table:table-cell>
          <table:table-cell table:style-name="ce33" office:value-type="float" office:value="1184858.021" calcext:value-type="float">
            <text:p><text:s/>1,184,858 <text:s/></text:p>
          </table:table-cell>
          <table:table-cell table:style-name="ce33" office:value-type="float" office:value="8312763.703" calcext:value-type="float">
            <text:p><text:s/>8,312,764 <text:s/></text:p>
          </table:table-cell>
          <table:table-cell table:style-name="ce33" office:value-type="float" office:value="5437273.9248" calcext:value-type="float">
            <text:p><text:s/>5,437,274 <text:s/></text:p>
          </table:table-cell>
          <table:table-cell table:style-name="ce42" office:value-type="float" office:value="18125984.865" calcext:value-type="float">
            <text:p><text:s/>18,125,985 <text:s/></text:p>
          </table:table-cell>
          <table:table-cell table:style-name="ce47" table:number-columns-repeated="3"/>
          <table:table-cell table:number-columns-repeated="1006"/>
        </table:table-row>
        <table:table-row table:style-name="ro4">
          <table:table-cell table:style-name="ce6" office:value-type="string" calcext:value-type="string">
            <text:p>民國101年</text:p>
          </table:table-cell>
          <table:table-cell table:style-name="ce14"/>
          <table:table-cell table:style-name="ce20"/>
          <table:table-cell table:style-name="ce26" office:value-type="float" office:value="43232543.4134" calcext:value-type="float">
            <text:p><text:s/>43,232,543 <text:s/></text:p>
          </table:table-cell>
          <table:table-cell table:style-name="ce33" office:value-type="float" office:value="45739064.8306" calcext:value-type="float">
            <text:p><text:s/>45,739,065 <text:s/></text:p>
          </table:table-cell>
          <table:table-cell table:style-name="ce33" office:value-type="float" office:value="5372350.973" calcext:value-type="float">
            <text:p><text:s/>5,372,351 <text:s/></text:p>
          </table:table-cell>
          <table:table-cell table:style-name="ce33" office:value-type="float" office:value="2776214.124" calcext:value-type="float">
            <text:p><text:s/>2,776,214 <text:s/></text:p>
          </table:table-cell>
          <table:table-cell table:style-name="ce33" office:value-type="float" office:value="1308524.184" calcext:value-type="float">
            <text:p><text:s/>1,308,524 <text:s/></text:p>
          </table:table-cell>
          <table:table-cell table:style-name="ce33" office:value-type="float" office:value="739767.671" calcext:value-type="float">
            <text:p><text:s/>739,768 <text:s/></text:p>
          </table:table-cell>
          <table:table-cell table:style-name="ce33" office:value-type="float" office:value="1425391.725" calcext:value-type="float">
            <text:p><text:s/>1,425,392 <text:s/></text:p>
          </table:table-cell>
          <table:table-cell table:style-name="ce33" office:value-type="float" office:value="1081101.08" calcext:value-type="float">
            <text:p><text:s/>1,081,101 <text:s/></text:p>
          </table:table-cell>
          <table:table-cell table:style-name="ce33" office:value-type="float" office:value="1194499.102" calcext:value-type="float">
            <text:p><text:s/>1,194,499 <text:s/></text:p>
          </table:table-cell>
          <table:table-cell table:style-name="ce33" office:value-type="float" office:value="8225401.558" calcext:value-type="float">
            <text:p><text:s/>8,225,402 <text:s/></text:p>
          </table:table-cell>
          <table:table-cell table:style-name="ce33" office:value-type="float" office:value="5467304.9236" calcext:value-type="float">
            <text:p><text:s/>5,467,305 <text:s/></text:p>
          </table:table-cell>
          <table:table-cell table:style-name="ce42" office:value-type="float" office:value="18148509.49" calcext:value-type="float">
            <text:p><text:s/>18,148,509 <text:s/></text:p>
          </table:table-cell>
          <table:table-cell table:style-name="ce47" table:number-columns-repeated="3"/>
          <table:table-cell table:number-columns-repeated="1006"/>
        </table:table-row>
        <table:table-row table:style-name="ro4">
          <table:table-cell table:style-name="ce6" office:value-type="string" calcext:value-type="string">
            <text:p>民國102年</text:p>
          </table:table-cell>
          <table:table-cell table:style-name="ce14"/>
          <table:table-cell table:style-name="ce20"/>
          <table:table-cell table:style-name="ce26" office:value-type="float" office:value="43574190.7632" calcext:value-type="float">
            <text:p><text:s/>43,574,191 <text:s/></text:p>
          </table:table-cell>
          <table:table-cell table:style-name="ce33" office:value-type="float" office:value="45863321.5048" calcext:value-type="float">
            <text:p><text:s/>45,863,322 <text:s/></text:p>
          </table:table-cell>
          <table:table-cell table:style-name="ce33" office:value-type="float" office:value="5320373.936" calcext:value-type="float">
            <text:p><text:s/>5,320,374 <text:s/></text:p>
          </table:table-cell>
          <table:table-cell table:style-name="ce33" office:value-type="float" office:value="2853720.846" calcext:value-type="float">
            <text:p><text:s/>2,853,721 <text:s/></text:p>
          </table:table-cell>
          <table:table-cell table:style-name="ce33" office:value-type="float" office:value="1345824.854" calcext:value-type="float">
            <text:p><text:s/>1,345,825 <text:s/></text:p>
          </table:table-cell>
          <table:table-cell table:style-name="ce33" office:value-type="float" office:value="769454.391" calcext:value-type="float">
            <text:p><text:s/>769,454 <text:s/></text:p>
          </table:table-cell>
          <table:table-cell table:style-name="ce33" office:value-type="float" office:value="1442654.759" calcext:value-type="float">
            <text:p><text:s/>1,442,655 <text:s/></text:p>
          </table:table-cell>
          <table:table-cell table:style-name="ce33" office:value-type="float" office:value="1069107.225" calcext:value-type="float">
            <text:p><text:s/>1,069,107 <text:s/></text:p>
          </table:table-cell>
          <table:table-cell table:style-name="ce33" office:value-type="float" office:value="1228473.405" calcext:value-type="float">
            <text:p><text:s/>1,228,473 <text:s/></text:p>
          </table:table-cell>
          <table:table-cell table:style-name="ce33" office:value-type="float" office:value="8284648.658" calcext:value-type="float">
            <text:p><text:s/>8,284,649 <text:s/></text:p>
          </table:table-cell>
          <table:table-cell table:style-name="ce33" office:value-type="float" office:value="5467390.1058" calcext:value-type="float">
            <text:p><text:s/>5,467,390 <text:s/></text:p>
          </table:table-cell>
          <table:table-cell table:style-name="ce42" office:value-type="float" office:value="18081673.325" calcext:value-type="float">
            <text:p><text:s/>18,081,673 <text:s/></text:p>
          </table:table-cell>
          <table:table-cell table:style-name="ce47" table:number-columns-repeated="3"/>
          <table:table-cell table:number-columns-repeated="1006"/>
        </table:table-row>
        <table:table-row table:style-name="ro4">
          <table:table-cell table:style-name="ce6" office:value-type="string" calcext:value-type="string">
            <text:p>民國103年</text:p>
          </table:table-cell>
          <table:table-cell table:style-name="ce14"/>
          <table:table-cell table:style-name="ce20"/>
          <table:table-cell table:style-name="ce26" office:value-type="float" office:value="45182472.8194" calcext:value-type="float">
            <text:p><text:s/>45,182,473 <text:s/></text:p>
          </table:table-cell>
          <table:table-cell table:style-name="ce33" office:value-type="float" office:value="46468121.1036" calcext:value-type="float">
            <text:p><text:s/>46,468,121 <text:s/></text:p>
          </table:table-cell>
          <table:table-cell table:style-name="ce33" office:value-type="float" office:value="5239405.323" calcext:value-type="float">
            <text:p><text:s/>5,239,405 <text:s/></text:p>
          </table:table-cell>
          <table:table-cell table:style-name="ce33" office:value-type="float" office:value="2940070.467" calcext:value-type="float">
            <text:p><text:s/>2,940,070 <text:s/></text:p>
          </table:table-cell>
          <table:table-cell table:style-name="ce33" office:value-type="float" office:value="1381822.87" calcext:value-type="float">
            <text:p><text:s/>1,381,823 <text:s/></text:p>
          </table:table-cell>
          <table:table-cell table:style-name="ce33" office:value-type="float" office:value="790980.669" calcext:value-type="float">
            <text:p><text:s/>790,981 <text:s/></text:p>
          </table:table-cell>
          <table:table-cell table:style-name="ce33" office:value-type="float" office:value="1420044.584" calcext:value-type="float">
            <text:p><text:s/>1,420,045 <text:s/></text:p>
          </table:table-cell>
          <table:table-cell table:style-name="ce33" office:value-type="float" office:value="1028093.443" calcext:value-type="float">
            <text:p><text:s/>1,028,093 <text:s/></text:p>
          </table:table-cell>
          <table:table-cell table:style-name="ce33" office:value-type="float" office:value="1357346.464" calcext:value-type="float">
            <text:p><text:s/>1,357,346 <text:s/></text:p>
          </table:table-cell>
          <table:table-cell table:style-name="ce33" office:value-type="float" office:value="8266066.611" calcext:value-type="float">
            <text:p><text:s/>8,266,067 <text:s/></text:p>
          </table:table-cell>
          <table:table-cell table:style-name="ce33" office:value-type="float" office:value="5391026.2256" calcext:value-type="float">
            <text:p><text:s/>5,391,026 <text:s/></text:p>
          </table:table-cell>
          <table:table-cell table:style-name="ce42" office:value-type="float" office:value="18653264.447" calcext:value-type="float">
            <text:p><text:s/>18,653,264 <text:s/></text:p>
          </table:table-cell>
          <table:table-cell table:style-name="ce47" table:number-columns-repeated="3"/>
          <table:table-cell table:number-columns-repeated="1006"/>
        </table:table-row>
        <table:table-row table:style-name="ro4">
          <table:table-cell table:style-name="ce6" office:value-type="string" calcext:value-type="string">
            <text:p>民國104年</text:p>
          </table:table-cell>
          <table:table-cell table:style-name="ce14"/>
          <table:table-cell table:style-name="ce20"/>
          <table:table-cell table:style-name="ce26" office:value-type="float" office:value="44882389.8896" calcext:value-type="float">
            <text:p><text:s/>44,882,390 <text:s/></text:p>
          </table:table-cell>
          <table:table-cell table:style-name="ce33" office:value-type="float" office:value="47137383.2284" calcext:value-type="float">
            <text:p><text:s/>47,137,383 <text:s/></text:p>
          </table:table-cell>
          <table:table-cell table:style-name="ce33" office:value-type="float" office:value="5243023.291" calcext:value-type="float">
            <text:p><text:s/>5,243,023 <text:s/></text:p>
          </table:table-cell>
          <table:table-cell table:style-name="ce33" office:value-type="float" office:value="3047341.223" calcext:value-type="float">
            <text:p><text:s/>3,047,341 <text:s/></text:p>
          </table:table-cell>
          <table:table-cell table:style-name="ce33" office:value-type="float" office:value="1453456.729" calcext:value-type="float">
            <text:p><text:s/>1,453,457 <text:s/></text:p>
          </table:table-cell>
          <table:table-cell table:style-name="ce33" office:value-type="float" office:value="804104.133" calcext:value-type="float">
            <text:p><text:s/>804,104 <text:s/></text:p>
          </table:table-cell>
          <table:table-cell table:style-name="ce33" office:value-type="float" office:value="1401815.549" calcext:value-type="float">
            <text:p><text:s/>1,401,816 <text:s/></text:p>
          </table:table-cell>
          <table:table-cell table:style-name="ce33" office:value-type="float" office:value="1009932.183" calcext:value-type="float">
            <text:p><text:s/>1,009,932 <text:s/></text:p>
          </table:table-cell>
          <table:table-cell table:style-name="ce33" office:value-type="float" office:value="1462323.952" calcext:value-type="float">
            <text:p><text:s/>1,462,324 <text:s/></text:p>
          </table:table-cell>
          <table:table-cell table:style-name="ce33" office:value-type="float" office:value="8348704.373" calcext:value-type="float">
            <text:p><text:s/>8,348,704 <text:s/></text:p>
          </table:table-cell>
          <table:table-cell table:style-name="ce33" office:value-type="float" office:value="5331963.3594" calcext:value-type="float">
            <text:p><text:s/>5,331,963 <text:s/></text:p>
          </table:table-cell>
          <table:table-cell table:style-name="ce42" office:value-type="float" office:value="19034718.436" calcext:value-type="float">
            <text:p><text:s/>19,034,718 <text:s/></text:p>
          </table:table-cell>
          <table:table-cell table:style-name="ce47" table:number-columns-repeated="3"/>
          <table:table-cell table:number-columns-repeated="1006"/>
        </table:table-row>
        <table:table-row table:style-name="ro4">
          <table:table-cell table:style-name="ce6" office:value-type="string" calcext:value-type="string">
            <text:p>民國105年</text:p>
          </table:table-cell>
          <table:table-cell table:style-name="ce14"/>
          <table:table-cell table:style-name="ce20"/>
          <table:table-cell table:style-name="ce26" office:value-type="float" office:value="47332370.793" calcext:value-type="float">
            <text:p><text:s/>47,332,371 <text:s/></text:p>
          </table:table-cell>
          <table:table-cell table:style-name="ce33" office:value-type="float" office:value="47957946.507" calcext:value-type="float">
            <text:p><text:s/>47,957,947 <text:s/></text:p>
          </table:table-cell>
          <table:table-cell table:style-name="ce33" office:value-type="float" office:value="5272952.707" calcext:value-type="float">
            <text:p><text:s/>5,272,953 <text:s/></text:p>
          </table:table-cell>
          <table:table-cell table:style-name="ce33" office:value-type="float" office:value="3165973.138" calcext:value-type="float">
            <text:p><text:s/>3,165,973 <text:s/></text:p>
          </table:table-cell>
          <table:table-cell table:style-name="ce33" office:value-type="float" office:value="1521985.859" calcext:value-type="float">
            <text:p><text:s/>1,521,986 <text:s/></text:p>
          </table:table-cell>
          <table:table-cell table:style-name="ce33" office:value-type="float" office:value="841470.665" calcext:value-type="float">
            <text:p><text:s/>841,471 <text:s/></text:p>
          </table:table-cell>
          <table:table-cell table:style-name="ce33" office:value-type="float" office:value="1389083.645" calcext:value-type="float">
            <text:p><text:s/>1,389,084 <text:s/></text:p>
          </table:table-cell>
          <table:table-cell table:style-name="ce33" office:value-type="float" office:value="989565.515" calcext:value-type="float">
            <text:p><text:s/>989,566 <text:s/></text:p>
          </table:table-cell>
          <table:table-cell table:style-name="ce33" office:value-type="float" office:value="1535793.616" calcext:value-type="float">
            <text:p><text:s/>1,535,794 <text:s/></text:p>
          </table:table-cell>
          <table:table-cell table:style-name="ce33" office:value-type="float" office:value="8557661.982" calcext:value-type="float">
            <text:p><text:s/>8,557,662 <text:s/></text:p>
          </table:table-cell>
          <table:table-cell table:style-name="ce33" office:value-type="float" office:value="5294211.434" calcext:value-type="float">
            <text:p><text:s/>5,294,211 <text:s/></text:p>
          </table:table-cell>
          <table:table-cell table:style-name="ce42" office:value-type="float" office:value="19389247.946" calcext:value-type="float">
            <text:p><text:s/>19,389,248 <text:s/></text:p>
          </table:table-cell>
          <table:table-cell table:style-name="ce47" table:number-columns-repeated="3"/>
          <table:table-cell table:number-columns-repeated="1006"/>
        </table:table-row>
        <table:table-row table:style-name="ro4">
          <table:table-cell table:style-name="ce6" office:value-type="string" calcext:value-type="string">
            <text:p>民國106年</text:p>
          </table:table-cell>
          <table:table-cell table:style-name="ce14"/>
          <table:table-cell table:style-name="ce20"/>
          <table:table-cell table:style-name="ce26" office:value-type="float" office:value="47612271.3748" calcext:value-type="float">
            <text:p><text:s/>47,612,271 <text:s/></text:p>
          </table:table-cell>
          <table:table-cell table:style-name="ce33" office:value-type="float" office:value="48317438.1702" calcext:value-type="float">
            <text:p><text:s/>48,317,438 <text:s/></text:p>
          </table:table-cell>
          <table:table-cell table:style-name="ce33" office:value-type="float" office:value="5167406.843" calcext:value-type="float">
            <text:p><text:s/>5,167,407 <text:s/></text:p>
          </table:table-cell>
          <table:table-cell table:style-name="ce33" office:value-type="float" office:value="3212371.852" calcext:value-type="float">
            <text:p><text:s/>3,212,372 <text:s/></text:p>
          </table:table-cell>
          <table:table-cell table:style-name="ce33" office:value-type="float" office:value="1536189.785" calcext:value-type="float">
            <text:p><text:s/>1,536,190 <text:s/></text:p>
          </table:table-cell>
          <table:table-cell table:style-name="ce33" office:value-type="float" office:value="876724.856" calcext:value-type="float">
            <text:p><text:s/>876,725 <text:s/></text:p>
          </table:table-cell>
          <table:table-cell table:style-name="ce33" office:value-type="float" office:value="1365477.868" calcext:value-type="float">
            <text:p><text:s/>1,365,478 <text:s/></text:p>
          </table:table-cell>
          <table:table-cell table:style-name="ce33" office:value-type="float" office:value="966966.85" calcext:value-type="float">
            <text:p><text:s/>966,967 <text:s/></text:p>
          </table:table-cell>
          <table:table-cell table:style-name="ce33" office:value-type="float" office:value="1688365.533" calcext:value-type="float">
            <text:p><text:s/>1,688,366 <text:s/></text:p>
          </table:table-cell>
          <table:table-cell table:style-name="ce33" office:value-type="float" office:value="8531017.572" calcext:value-type="float">
            <text:p><text:s/>8,531,018 <text:s/></text:p>
          </table:table-cell>
          <table:table-cell table:style-name="ce33" office:value-type="float" office:value="5055308.2812" calcext:value-type="float">
            <text:p><text:s/>5,055,308 <text:s/></text:p>
          </table:table-cell>
          <table:table-cell table:style-name="ce42" office:value-type="float" office:value="19917608.73" calcext:value-type="float">
            <text:p><text:s/>19,917,609 <text:s/></text:p>
          </table:table-cell>
          <table:table-cell table:style-name="ce47" table:number-columns-repeated="3"/>
          <table:table-cell table:number-columns-repeated="1006"/>
        </table:table-row>
        <table:table-row table:style-name="ro4">
          <table:table-cell table:style-name="ce6" office:value-type="string" calcext:value-type="string">
            <text:p>民國107年</text:p>
          </table:table-cell>
          <table:table-cell table:style-name="ce14"/>
          <table:table-cell table:style-name="ce20"/>
          <table:table-cell table:style-name="ce26" office:value-type="float" office:value="46879307.7338" calcext:value-type="float">
            <text:p><text:s/>46,879,308 <text:s/></text:p>
          </table:table-cell>
          <table:table-cell table:style-name="ce33" office:value-type="float" office:value="47119630.6732" calcext:value-type="float">
            <text:p><text:s/>47,119,631 <text:s/></text:p>
          </table:table-cell>
          <table:table-cell table:style-name="ce33" office:value-type="float" office:value="12411156.457" calcext:value-type="float">
            <text:p><text:s/>12,411,156 <text:s/></text:p>
          </table:table-cell>
          <table:table-cell table:style-name="ce33" office:value-type="float" office:value="7156494.869" calcext:value-type="float">
            <text:p><text:s/>7,156,495 <text:s/></text:p>
          </table:table-cell>
          <table:table-cell table:style-name="ce33" office:value-type="float" office:value="2016555.554" calcext:value-type="float">
            <text:p><text:s/>2,016,556 <text:s/></text:p>
          </table:table-cell>
          <table:table-cell table:style-name="ce33" office:value-type="float" office:value="753118.807" calcext:value-type="float">
            <text:p><text:s/>753,119 <text:s/></text:p>
          </table:table-cell>
          <table:table-cell table:style-name="ce33" office:value-type="float" office:value="2391949.488" calcext:value-type="float">
            <text:p><text:s/>2,391,949 <text:s/></text:p>
          </table:table-cell>
          <table:table-cell table:style-name="ce33" office:value-type="float" office:value="3399290.005" calcext:value-type="float">
            <text:p><text:s/>3,399,290 <text:s/></text:p>
          </table:table-cell>
          <table:table-cell table:style-name="ce33" office:value-type="float" office:value="2151837.195" calcext:value-type="float">
            <text:p><text:s/>2,151,837 <text:s/></text:p>
          </table:table-cell>
          <table:table-cell table:style-name="ce33" office:value-type="float" office:value="9029044.607" calcext:value-type="float">
            <text:p><text:s/>9,029,045 <text:s/></text:p>
          </table:table-cell>
          <table:table-cell table:style-name="ce33" office:value-type="float" office:value="3945923.5082" calcext:value-type="float">
            <text:p><text:s/>3,945,924 <text:s/></text:p>
          </table:table-cell>
          <table:table-cell table:style-name="ce42" office:value-type="float" office:value="3864260.183" calcext:value-type="float">
            <text:p><text:s/>3,864,260 <text:s/></text:p>
          </table:table-cell>
          <table:table-cell table:style-name="ce47" table:number-columns-repeated="3"/>
          <table:table-cell table:number-columns-repeated="1006"/>
        </table:table-row>
        <table:table-row table:style-name="ro4">
          <table:table-cell table:style-name="ce6" office:value-type="string" calcext:value-type="string">
            <text:p>民國108年</text:p>
          </table:table-cell>
          <table:table-cell table:style-name="ce14"/>
          <table:table-cell table:style-name="ce20"/>
          <table:table-cell table:style-name="ce26" office:value-type="float" office:value="47189485.4232" calcext:value-type="float">
            <text:p><text:s/>47,189,485 <text:s/></text:p>
          </table:table-cell>
          <table:table-cell table:style-name="ce33" office:value-type="float" office:value="46736417.0698" calcext:value-type="float">
            <text:p><text:s/>46,736,417 <text:s/></text:p>
          </table:table-cell>
          <table:table-cell table:style-name="ce33" office:value-type="float" office:value="12066224.45" calcext:value-type="float">
            <text:p><text:s/>12,066,224 <text:s/></text:p>
          </table:table-cell>
          <table:table-cell table:style-name="ce33" office:value-type="float" office:value="7453466.416" calcext:value-type="float">
            <text:p><text:s/>7,453,466 <text:s/></text:p>
          </table:table-cell>
          <table:table-cell table:style-name="ce33" office:value-type="float" office:value="2206263.755" calcext:value-type="float">
            <text:p><text:s/>2,206,264 <text:s/></text:p>
          </table:table-cell>
          <table:table-cell table:style-name="ce33" office:value-type="float" office:value="908884.452" calcext:value-type="float">
            <text:p><text:s/>908,884 <text:s/></text:p>
          </table:table-cell>
          <table:table-cell table:style-name="ce33" office:value-type="float" office:value="2387011.984" calcext:value-type="float">
            <text:p><text:s/>2,387,012 <text:s/></text:p>
          </table:table-cell>
          <table:table-cell table:style-name="ce33" office:value-type="float" office:value="3057367.197" calcext:value-type="float">
            <text:p><text:s/>3,057,367 <text:s/></text:p>
          </table:table-cell>
          <table:table-cell table:style-name="ce33" office:value-type="float" office:value="1990916.392" calcext:value-type="float">
            <text:p><text:s/>1,990,916 <text:s/></text:p>
          </table:table-cell>
          <table:table-cell table:style-name="ce33" office:value-type="float" office:value="9251738.784" calcext:value-type="float">
            <text:p><text:s/>9,251,739 <text:s/></text:p>
          </table:table-cell>
          <table:table-cell table:style-name="ce33" office:value-type="float" office:value="4162093.2568" calcext:value-type="float">
            <text:p><text:s/>4,162,093 <text:s/></text:p>
          </table:table-cell>
          <table:table-cell table:style-name="ce42" office:value-type="float" office:value="3252450.383" calcext:value-type="float">
            <text:p><text:s/>3,252,450 <text:s/></text:p>
          </table:table-cell>
          <table:table-cell table:style-name="ce47" table:number-columns-repeated="3"/>
          <table:table-cell table:number-columns-repeated="1006"/>
        </table:table-row>
        <table:table-row table:style-name="ro4">
          <table:table-cell table:style-name="ce6"/>
          <table:table-cell table:style-name="ce14"/>
          <table:table-cell table:style-name="ce20"/>
          <table:table-cell table:style-name="ce26"/>
          <table:table-cell table:style-name="ce33" table:number-columns-repeated="10"/>
          <table:table-cell table:style-name="ce42"/>
          <table:table-cell table:style-name="ce47" table:number-columns-repeated="3"/>
          <table:table-cell table:number-columns-repeated="1006"/>
        </table:table-row>
        <table:table-row table:style-name="ro4">
          <table:table-cell table:style-name="ce6" office:value-type="string" calcext:value-type="string">
            <text:p>民國109年</text:p>
          </table:table-cell>
          <table:table-cell table:style-name="ce14" office:value-type="string" calcext:value-type="string">
            <text:p><text:s/>1月</text:p>
          </table:table-cell>
          <table:table-cell table:style-name="ce20"/>
          <table:table-cell table:style-name="ce26" office:value-type="float" office:value="3163593.8212" calcext:value-type="float">
            <text:p><text:s/>3,163,594 <text:s/></text:p>
          </table:table-cell>
          <table:table-cell table:style-name="ce33" office:value-type="float" office:value="3236289.7328" calcext:value-type="float">
            <text:p><text:s/>3,236,290 <text:s/></text:p>
          </table:table-cell>
          <table:table-cell table:style-name="ce33" office:value-type="float" office:value="807117.319" calcext:value-type="float">
            <text:p><text:s/>807,117 <text:s/></text:p>
          </table:table-cell>
          <table:table-cell table:style-name="ce33" office:value-type="float" office:value="513866.122" calcext:value-type="float">
            <text:p><text:s/>513,866 <text:s/></text:p>
          </table:table-cell>
          <table:table-cell table:style-name="ce33" office:value-type="float" office:value="158147.635" calcext:value-type="float">
            <text:p><text:s/>158,148 <text:s/></text:p>
          </table:table-cell>
          <table:table-cell table:style-name="ce33" office:value-type="float" office:value="75343.765" calcext:value-type="float">
            <text:p><text:s/>75,344 <text:s/></text:p>
          </table:table-cell>
          <table:table-cell table:style-name="ce33" office:value-type="float" office:value="183006.899" calcext:value-type="float">
            <text:p><text:s/>183,007 <text:s/></text:p>
          </table:table-cell>
          <table:table-cell table:style-name="ce33" office:value-type="float" office:value="161334.494" calcext:value-type="float">
            <text:p><text:s/>161,334 <text:s/></text:p>
          </table:table-cell>
          <table:table-cell table:style-name="ce33" office:value-type="float" office:value="120540.403" calcext:value-type="float">
            <text:p><text:s/>120,540 <text:s/></text:p>
          </table:table-cell>
          <table:table-cell table:style-name="ce33" office:value-type="float" office:value="614135.306" calcext:value-type="float">
            <text:p><text:s/>614,135 <text:s/></text:p>
          </table:table-cell>
          <table:table-cell table:style-name="ce33" office:value-type="float" office:value="353596.4018" calcext:value-type="float">
            <text:p><text:s/>353,596 <text:s/></text:p>
          </table:table-cell>
          <table:table-cell table:style-name="ce42" office:value-type="float" office:value="249201.388" calcext:value-type="float">
            <text:p><text:s/>249,201 <text:s/></text:p>
          </table:table-cell>
          <table:table-cell table:style-name="ce47" table:number-columns-repeated="3"/>
          <table:table-cell table:number-columns-repeated="1006"/>
        </table:table-row>
        <table:table-row table:style-name="ro4">
          <table:table-cell table:style-name="ce6"/>
          <table:table-cell table:style-name="ce14" office:value-type="string" calcext:value-type="string">
            <text:p><text:s/>2月</text:p>
          </table:table-cell>
          <table:table-cell table:style-name="ce20"/>
          <table:table-cell table:style-name="ce26" office:value-type="float" office:value="3492464.9936" calcext:value-type="float">
            <text:p><text:s/>3,492,465 <text:s/></text:p>
          </table:table-cell>
          <table:table-cell table:style-name="ce33" office:value-type="float" office:value="3195655.4214" calcext:value-type="float">
            <text:p><text:s/>3,195,655 <text:s/></text:p>
          </table:table-cell>
          <table:table-cell table:style-name="ce33" office:value-type="float" office:value="808193.793" calcext:value-type="float">
            <text:p><text:s/>808,194 <text:s/></text:p>
          </table:table-cell>
          <table:table-cell table:style-name="ce33" office:value-type="float" office:value="522809.929" calcext:value-type="float">
            <text:p><text:s/>522,810 <text:s/></text:p>
          </table:table-cell>
          <table:table-cell table:style-name="ce33" office:value-type="float" office:value="150251.271" calcext:value-type="float">
            <text:p><text:s/>150,251 <text:s/></text:p>
          </table:table-cell>
          <table:table-cell table:style-name="ce33" office:value-type="float" office:value="75204.846" calcext:value-type="float">
            <text:p><text:s/>75,205 <text:s/></text:p>
          </table:table-cell>
          <table:table-cell table:style-name="ce33" office:value-type="float" office:value="194935.269" calcext:value-type="float">
            <text:p><text:s/>194,935 <text:s/></text:p>
          </table:table-cell>
          <table:table-cell table:style-name="ce33" office:value-type="float" office:value="154384.118" calcext:value-type="float">
            <text:p><text:s/>154,384 <text:s/></text:p>
          </table:table-cell>
          <table:table-cell table:style-name="ce33" office:value-type="float" office:value="116829.34" calcext:value-type="float">
            <text:p><text:s/>116,829 <text:s/></text:p>
          </table:table-cell>
          <table:table-cell table:style-name="ce33" office:value-type="float" office:value="579925.176" calcext:value-type="float">
            <text:p><text:s/>579,925 <text:s/></text:p>
          </table:table-cell>
          <table:table-cell table:style-name="ce33" office:value-type="float" office:value="327449.1254" calcext:value-type="float">
            <text:p><text:s/>327,449 <text:s/></text:p>
          </table:table-cell>
          <table:table-cell table:style-name="ce42" office:value-type="float" office:value="265672.554" calcext:value-type="float">
            <text:p><text:s/>265,673 <text:s/></text:p>
          </table:table-cell>
          <table:table-cell table:style-name="ce47" table:number-columns-repeated="3"/>
          <table:table-cell table:number-columns-repeated="1006"/>
        </table:table-row>
        <table:table-row table:style-name="ro4">
          <table:table-cell table:style-name="ce6"/>
          <table:table-cell table:style-name="ce14" office:value-type="string" calcext:value-type="string">
            <text:p><text:s/>3月</text:p>
          </table:table-cell>
          <table:table-cell table:style-name="ce20"/>
          <table:table-cell table:style-name="ce26" office:value-type="float" office:value="3604652.3692" calcext:value-type="float">
            <text:p><text:s/>3,604,652 <text:s/></text:p>
          </table:table-cell>
          <table:table-cell table:style-name="ce33" office:value-type="float" office:value="3302054.6528" calcext:value-type="float">
            <text:p><text:s/>3,302,055 <text:s/></text:p>
          </table:table-cell>
          <table:table-cell table:style-name="ce33" office:value-type="float" office:value="811744.795" calcext:value-type="float">
            <text:p><text:s/>811,745 <text:s/></text:p>
          </table:table-cell>
          <table:table-cell table:style-name="ce33" office:value-type="float" office:value="495564.476" calcext:value-type="float">
            <text:p><text:s/>495,564 <text:s/></text:p>
          </table:table-cell>
          <table:table-cell table:style-name="ce33" office:value-type="float" office:value="159748.18" calcext:value-type="float">
            <text:p><text:s/>159,748 <text:s/></text:p>
          </table:table-cell>
          <table:table-cell table:style-name="ce33" office:value-type="float" office:value="81128.781" calcext:value-type="float">
            <text:p><text:s/>81,129 <text:s/></text:p>
          </table:table-cell>
          <table:table-cell table:style-name="ce33" office:value-type="float" office:value="188732.965" calcext:value-type="float">
            <text:p><text:s/>188,733 <text:s/></text:p>
          </table:table-cell>
          <table:table-cell table:style-name="ce33" office:value-type="float" office:value="167467.187" calcext:value-type="float">
            <text:p><text:s/>167,467 <text:s/></text:p>
          </table:table-cell>
          <table:table-cell table:style-name="ce33" office:value-type="float" office:value="126222.697" calcext:value-type="float">
            <text:p><text:s/>126,223 <text:s/></text:p>
          </table:table-cell>
          <table:table-cell table:style-name="ce33" office:value-type="float" office:value="681373.253" calcext:value-type="float">
            <text:p><text:s/>681,373 <text:s/></text:p>
          </table:table-cell>
          <table:table-cell table:style-name="ce33" office:value-type="float" office:value="343672.1508" calcext:value-type="float">
            <text:p><text:s/>343,672 <text:s/></text:p>
          </table:table-cell>
          <table:table-cell table:style-name="ce42" office:value-type="float" office:value="246400.168" calcext:value-type="float">
            <text:p><text:s/>246,400 <text:s/></text:p>
          </table:table-cell>
          <table:table-cell table:style-name="ce47" table:number-columns-repeated="3"/>
          <table:table-cell table:number-columns-repeated="1006"/>
        </table:table-row>
        <table:table-row table:style-name="ro4">
          <table:table-cell table:style-name="ce6"/>
          <table:table-cell table:style-name="ce14" office:value-type="string" calcext:value-type="string">
            <text:p><text:s/>4月</text:p>
          </table:table-cell>
          <table:table-cell table:style-name="ce20"/>
          <table:table-cell table:style-name="ce26" office:value-type="float" office:value="3358771.2454" calcext:value-type="float">
            <text:p><text:s/>3,358,771 <text:s/></text:p>
          </table:table-cell>
          <table:table-cell table:style-name="ce33" office:value-type="float" office:value="3279055.5706" calcext:value-type="float">
            <text:p><text:s/>3,279,056 <text:s/></text:p>
          </table:table-cell>
          <table:table-cell table:style-name="ce33" office:value-type="float" office:value="810565.627" calcext:value-type="float">
            <text:p><text:s/>810,566 <text:s/></text:p>
          </table:table-cell>
          <table:table-cell table:style-name="ce33" office:value-type="float" office:value="494497.814" calcext:value-type="float">
            <text:p><text:s/>494,498 <text:s/></text:p>
          </table:table-cell>
          <table:table-cell table:style-name="ce33" office:value-type="float" office:value="153716.189" calcext:value-type="float">
            <text:p><text:s/>153,716 <text:s/></text:p>
          </table:table-cell>
          <table:table-cell table:style-name="ce33" office:value-type="float" office:value="82354.224" calcext:value-type="float">
            <text:p><text:s/>82,354 <text:s/></text:p>
          </table:table-cell>
          <table:table-cell table:style-name="ce33" office:value-type="float" office:value="193622.224" calcext:value-type="float">
            <text:p><text:s/>193,622 <text:s/></text:p>
          </table:table-cell>
          <table:table-cell table:style-name="ce33" office:value-type="float" office:value="161457.076" calcext:value-type="float">
            <text:p><text:s/>161,457 <text:s/></text:p>
          </table:table-cell>
          <table:table-cell table:style-name="ce33" office:value-type="float" office:value="121319.494" calcext:value-type="float">
            <text:p><text:s/>121,319 <text:s/></text:p>
          </table:table-cell>
          <table:table-cell table:style-name="ce33" office:value-type="float" office:value="663854.549" calcext:value-type="float">
            <text:p><text:s/>663,855 <text:s/></text:p>
          </table:table-cell>
          <table:table-cell table:style-name="ce33" office:value-type="float" office:value="340725.1106" calcext:value-type="float">
            <text:p><text:s/>340,725 <text:s/></text:p>
          </table:table-cell>
          <table:table-cell table:style-name="ce42" office:value-type="float" office:value="256943.263" calcext:value-type="float">
            <text:p><text:s/>256,943 <text:s/></text:p>
          </table:table-cell>
          <table:table-cell table:style-name="ce47" table:number-columns-repeated="3"/>
          <table:table-cell table:number-columns-repeated="1006"/>
        </table:table-row>
        <table:table-row table:style-name="ro4">
          <table:table-cell table:style-name="ce6"/>
          <table:table-cell table:style-name="ce14" office:value-type="string" calcext:value-type="string">
            <text:p><text:s/>5月</text:p>
          </table:table-cell>
          <table:table-cell table:style-name="ce20"/>
          <table:table-cell table:style-name="ce26" office:value-type="float" office:value="3610775.5368" calcext:value-type="float">
            <text:p><text:s/>3,610,776 <text:s/></text:p>
          </table:table-cell>
          <table:table-cell table:style-name="ce33" office:value-type="float" office:value="3772138.15504" calcext:value-type="float">
            <text:p><text:s/>3,772,138 <text:s/></text:p>
          </table:table-cell>
          <table:table-cell table:style-name="ce33" office:value-type="float" office:value="911408.885" calcext:value-type="float">
            <text:p><text:s/>911,409 <text:s/></text:p>
          </table:table-cell>
          <table:table-cell table:style-name="ce33" office:value-type="float" office:value="555370.837" calcext:value-type="float">
            <text:p><text:s/>555,371 <text:s/></text:p>
          </table:table-cell>
          <table:table-cell table:style-name="ce33" office:value-type="float" office:value="188679.639" calcext:value-type="float">
            <text:p><text:s/>188,680 <text:s/></text:p>
          </table:table-cell>
          <table:table-cell table:style-name="ce33" office:value-type="float" office:value="89405.842" calcext:value-type="float">
            <text:p><text:s/>89,406 <text:s/></text:p>
          </table:table-cell>
          <table:table-cell table:style-name="ce33" office:value-type="float" office:value="202683.577" calcext:value-type="float">
            <text:p><text:s/>202,684 <text:s/></text:p>
          </table:table-cell>
          <table:table-cell table:style-name="ce33" office:value-type="float" office:value="193580.52184" calcext:value-type="float">
            <text:p><text:s/>193,581 <text:s/></text:p>
          </table:table-cell>
          <table:table-cell table:style-name="ce33" office:value-type="float" office:value="140259.1" calcext:value-type="float">
            <text:p><text:s/>140,259 <text:s/></text:p>
          </table:table-cell>
          <table:table-cell table:style-name="ce33" office:value-type="float" office:value="832200.1" calcext:value-type="float">
            <text:p><text:s/>832,200 <text:s/></text:p>
          </table:table-cell>
          <table:table-cell table:style-name="ce33" office:value-type="float" office:value="374629.0052" calcext:value-type="float">
            <text:p><text:s/>374,629 <text:s/></text:p>
          </table:table-cell>
          <table:table-cell table:style-name="ce42" office:value-type="float" office:value="283920.648" calcext:value-type="float">
            <text:p><text:s/>283,921 <text:s/></text:p>
          </table:table-cell>
          <table:table-cell table:style-name="ce47" table:number-columns-repeated="3"/>
          <table:table-cell table:number-columns-repeated="1006"/>
        </table:table-row>
        <table:table-row table:style-name="ro4">
          <table:table-cell table:style-name="ce6"/>
          <table:table-cell table:style-name="ce14" office:value-type="string" calcext:value-type="string">
            <text:p><text:s/>6月</text:p>
          </table:table-cell>
          <table:table-cell table:style-name="ce20"/>
          <table:table-cell table:style-name="ce26" office:value-type="float" office:value="4250943.658" calcext:value-type="float">
            <text:p><text:s/>4,250,944 <text:s/></text:p>
          </table:table-cell>
          <table:table-cell table:style-name="ce33" office:value-type="float" office:value="4093640.042" calcext:value-type="float">
            <text:p><text:s/>4,093,640 <text:s/></text:p>
          </table:table-cell>
          <table:table-cell table:style-name="ce33" office:value-type="float" office:value="968345.423" calcext:value-type="float">
            <text:p><text:s/>968,345 <text:s/></text:p>
          </table:table-cell>
          <table:table-cell table:style-name="ce33" office:value-type="float" office:value="634250.249" calcext:value-type="float">
            <text:p><text:s/>634,250 <text:s/></text:p>
          </table:table-cell>
          <table:table-cell table:style-name="ce33" office:value-type="float" office:value="192970.115" calcext:value-type="float">
            <text:p><text:s/>192,970 <text:s/></text:p>
          </table:table-cell>
          <table:table-cell table:style-name="ce33" office:value-type="float" office:value="97097.661" calcext:value-type="float">
            <text:p><text:s/>97,098 <text:s/></text:p>
          </table:table-cell>
          <table:table-cell table:style-name="ce33" office:value-type="float" office:value="207466.368" calcext:value-type="float">
            <text:p><text:s/>207,466 <text:s/></text:p>
          </table:table-cell>
          <table:table-cell table:style-name="ce33" office:value-type="float" office:value="209811.536" calcext:value-type="float">
            <text:p><text:s/>209,812 <text:s/></text:p>
          </table:table-cell>
          <table:table-cell table:style-name="ce33" office:value-type="float" office:value="144584.598" calcext:value-type="float">
            <text:p><text:s/>144,585 <text:s/></text:p>
          </table:table-cell>
          <table:table-cell table:style-name="ce33" office:value-type="float" office:value="909073.052" calcext:value-type="float">
            <text:p><text:s/>909,073 <text:s/></text:p>
          </table:table-cell>
          <table:table-cell table:style-name="ce33" office:value-type="float" office:value="400286.671" calcext:value-type="float">
            <text:p><text:s/>400,287 <text:s/></text:p>
          </table:table-cell>
          <table:table-cell table:style-name="ce42" office:value-type="float" office:value="329754.369" calcext:value-type="float">
            <text:p><text:s/>329,754 <text:s/></text:p>
          </table:table-cell>
          <table:table-cell table:style-name="ce47" table:number-columns-repeated="3"/>
          <table:table-cell table:number-columns-repeated="1006"/>
        </table:table-row>
        <table:table-row table:style-name="ro4">
          <table:table-cell table:style-name="ce6"/>
          <table:table-cell table:style-name="ce14" office:value-type="string" calcext:value-type="string">
            <text:p><text:s/>7月</text:p>
          </table:table-cell>
          <table:table-cell table:style-name="ce20"/>
          <table:table-cell table:style-name="ce26" office:value-type="float" office:value="5264933.2588" calcext:value-type="float">
            <text:p><text:s/>5,264,933 <text:s/></text:p>
          </table:table-cell>
          <table:table-cell table:style-name="ce33" office:value-type="float" office:value="4686166.3472" calcext:value-type="float">
            <text:p><text:s/>4,686,166 <text:s/></text:p>
          </table:table-cell>
          <table:table-cell table:style-name="ce33" office:value-type="float" office:value="1171400.285" calcext:value-type="float">
            <text:p><text:s/>1,171,400 <text:s/></text:p>
          </table:table-cell>
          <table:table-cell table:style-name="ce33" office:value-type="float" office:value="784718.214" calcext:value-type="float">
            <text:p><text:s/>784,718 <text:s/></text:p>
          </table:table-cell>
          <table:table-cell table:style-name="ce33" office:value-type="float" office:value="210670.229" calcext:value-type="float">
            <text:p><text:s/>210,670 <text:s/></text:p>
          </table:table-cell>
          <table:table-cell table:style-name="ce33" office:value-type="float" office:value="110988.965" calcext:value-type="float">
            <text:p><text:s/>110,989 <text:s/></text:p>
          </table:table-cell>
          <table:table-cell table:style-name="ce33" office:value-type="float" office:value="226863.802" calcext:value-type="float">
            <text:p><text:s/>226,864 <text:s/></text:p>
          </table:table-cell>
          <table:table-cell table:style-name="ce33" office:value-type="float" office:value="250198.217" calcext:value-type="float">
            <text:p><text:s/>250,198 <text:s/></text:p>
          </table:table-cell>
          <table:table-cell table:style-name="ce33" office:value-type="float" office:value="171654.505" calcext:value-type="float">
            <text:p><text:s/>171,655 <text:s/></text:p>
          </table:table-cell>
          <table:table-cell table:style-name="ce33" office:value-type="float" office:value="945010.315" calcext:value-type="float">
            <text:p><text:s/>945,010 <text:s/></text:p>
          </table:table-cell>
          <table:table-cell table:style-name="ce33" office:value-type="float" office:value="443105.1222" calcext:value-type="float">
            <text:p><text:s/>443,105 <text:s/></text:p>
          </table:table-cell>
          <table:table-cell table:style-name="ce42" office:value-type="float" office:value="371556.693" calcext:value-type="float">
            <text:p><text:s/>371,557 <text:s/></text:p>
          </table:table-cell>
          <table:table-cell table:style-name="ce47" table:number-columns-repeated="3"/>
          <table:table-cell table:number-columns-repeated="1006"/>
        </table:table-row>
        <table:table-row table:style-name="ro4">
          <table:table-cell table:style-name="ce6"/>
          <table:table-cell table:style-name="ce14" office:value-type="string" calcext:value-type="string">
            <text:p><text:s/>8月</text:p>
          </table:table-cell>
          <table:table-cell table:style-name="ce20"/>
          <table:table-cell table:style-name="ce26" office:value-type="float" office:value="5536103.1316" calcext:value-type="float">
            <text:p><text:s/>5,536,103 <text:s/></text:p>
          </table:table-cell>
          <table:table-cell table:style-name="ce33" office:value-type="float" office:value="4386550.4024" calcext:value-type="float">
            <text:p><text:s/>4,386,550 <text:s/></text:p>
          </table:table-cell>
          <table:table-cell table:style-name="ce33" office:value-type="float" office:value="1077712.933" calcext:value-type="float">
            <text:p><text:s/>1,077,713 <text:s/></text:p>
          </table:table-cell>
          <table:table-cell table:style-name="ce33" office:value-type="float" office:value="743002.759" calcext:value-type="float">
            <text:p><text:s/>743,003 <text:s/></text:p>
          </table:table-cell>
          <table:table-cell table:style-name="ce33" office:value-type="float" office:value="205320.268" calcext:value-type="float">
            <text:p><text:s/>205,320 <text:s/></text:p>
          </table:table-cell>
          <table:table-cell table:style-name="ce33" office:value-type="float" office:value="103643.649" calcext:value-type="float">
            <text:p><text:s/>103,644 <text:s/></text:p>
          </table:table-cell>
          <table:table-cell table:style-name="ce33" office:value-type="float" office:value="211345.241" calcext:value-type="float">
            <text:p><text:s/>211,345 <text:s/></text:p>
          </table:table-cell>
          <table:table-cell table:style-name="ce33" office:value-type="float" office:value="230323.489" calcext:value-type="float">
            <text:p><text:s/>230,323 <text:s/></text:p>
          </table:table-cell>
          <table:table-cell table:style-name="ce33" office:value-type="float" office:value="161204.04" calcext:value-type="float">
            <text:p><text:s/>161,204 <text:s/></text:p>
          </table:table-cell>
          <table:table-cell table:style-name="ce33" office:value-type="float" office:value="879391.209" calcext:value-type="float">
            <text:p><text:s/>879,391 <text:s/></text:p>
          </table:table-cell>
          <table:table-cell table:style-name="ce33" office:value-type="float" office:value="424734.1594" calcext:value-type="float">
            <text:p><text:s/>424,734 <text:s/></text:p>
          </table:table-cell>
          <table:table-cell table:style-name="ce42" office:value-type="float" office:value="349872.655" calcext:value-type="float">
            <text:p><text:s/>349,873 <text:s/></text:p>
          </table:table-cell>
          <table:table-cell table:style-name="ce47" table:number-columns-repeated="3"/>
          <table:table-cell table:number-columns-repeated="1006"/>
        </table:table-row>
        <table:table-row table:style-name="ro4">
          <table:table-cell table:style-name="ce6"/>
          <table:table-cell table:style-name="ce14" office:value-type="string" calcext:value-type="string">
            <text:p><text:s/>9月</text:p>
          </table:table-cell>
          <table:table-cell table:style-name="ce20"/>
          <table:table-cell table:style-name="ce26" office:value-type="float" office:value="5618199.6684" calcext:value-type="float">
            <text:p><text:s/>5,618,200 <text:s/></text:p>
          </table:table-cell>
          <table:table-cell table:style-name="ce33" office:value-type="float" office:value="4641249.4846" calcext:value-type="float">
            <text:p><text:s/>4,641,249 <text:s/></text:p>
          </table:table-cell>
          <table:table-cell table:style-name="ce33" office:value-type="float" office:value="1169234.662" calcext:value-type="float">
            <text:p><text:s/>1,169,235 <text:s/></text:p>
          </table:table-cell>
          <table:table-cell table:style-name="ce33" office:value-type="float" office:value="799538.234" calcext:value-type="float">
            <text:p><text:s/>799,538 <text:s/></text:p>
          </table:table-cell>
          <table:table-cell table:style-name="ce33" office:value-type="float" office:value="199103.917" calcext:value-type="float">
            <text:p><text:s/>199,104 <text:s/></text:p>
          </table:table-cell>
          <table:table-cell table:style-name="ce33" office:value-type="float" office:value="109416.369" calcext:value-type="float">
            <text:p><text:s/>109,416 <text:s/></text:p>
          </table:table-cell>
          <table:table-cell table:style-name="ce33" office:value-type="float" office:value="223221.836" calcext:value-type="float">
            <text:p><text:s/>223,222 <text:s/></text:p>
          </table:table-cell>
          <table:table-cell table:style-name="ce33" office:value-type="float" office:value="242928.135" calcext:value-type="float">
            <text:p><text:s/>242,928 <text:s/></text:p>
          </table:table-cell>
          <table:table-cell table:style-name="ce33" office:value-type="float" office:value="167461.792" calcext:value-type="float">
            <text:p><text:s/>167,462 <text:s/></text:p>
          </table:table-cell>
          <table:table-cell table:style-name="ce33" office:value-type="float" office:value="936247.342" calcext:value-type="float">
            <text:p><text:s/>936,247 <text:s/></text:p>
          </table:table-cell>
          <table:table-cell table:style-name="ce33" office:value-type="float" office:value="413695.1376" calcext:value-type="float">
            <text:p><text:s/>413,695 <text:s/></text:p>
          </table:table-cell>
          <table:table-cell table:style-name="ce42" office:value-type="float" office:value="380402.06" calcext:value-type="float">
            <text:p><text:s/>380,402 <text:s/></text:p>
          </table:table-cell>
          <table:table-cell table:style-name="ce47" table:number-columns-repeated="3"/>
          <table:table-cell table:number-columns-repeated="1006"/>
        </table:table-row>
        <table:table-row table:style-name="ro4">
          <table:table-cell table:style-name="ce6"/>
          <table:table-cell table:style-name="ce14" office:value-type="string" calcext:value-type="string">
            <text:p>10月</text:p>
          </table:table-cell>
          <table:table-cell table:style-name="ce20"/>
          <table:table-cell table:style-name="ce26" office:value-type="float" office:value="4966211.7738" calcext:value-type="float">
            <text:p><text:s/>4,966,212 <text:s/></text:p>
          </table:table-cell>
          <table:table-cell table:style-name="ce33" office:value-type="float" office:value="4065518.7252" calcext:value-type="float">
            <text:p><text:s/>4,065,519 <text:s/></text:p>
          </table:table-cell>
          <table:table-cell table:style-name="ce33" office:value-type="float" office:value="1007738.236" calcext:value-type="float">
            <text:p><text:s/>1,007,738 <text:s/></text:p>
          </table:table-cell>
          <table:table-cell table:style-name="ce33" office:value-type="float" office:value="694231.902" calcext:value-type="float">
            <text:p><text:s/>694,232 <text:s/></text:p>
          </table:table-cell>
          <table:table-cell table:style-name="ce33" office:value-type="float" office:value="184169.798" calcext:value-type="float">
            <text:p><text:s/>184,170 <text:s/></text:p>
          </table:table-cell>
          <table:table-cell table:style-name="ce33" office:value-type="float" office:value="97963.042" calcext:value-type="float">
            <text:p><text:s/>97,963 <text:s/></text:p>
          </table:table-cell>
          <table:table-cell table:style-name="ce33" office:value-type="float" office:value="205979.436" calcext:value-type="float">
            <text:p><text:s/>205,979 <text:s/></text:p>
          </table:table-cell>
          <table:table-cell table:style-name="ce33" office:value-type="float" office:value="203278.805" calcext:value-type="float">
            <text:p><text:s/>203,279 <text:s/></text:p>
          </table:table-cell>
          <table:table-cell table:style-name="ce33" office:value-type="float" office:value="145924.255" calcext:value-type="float">
            <text:p><text:s/>145,924 <text:s/></text:p>
          </table:table-cell>
          <table:table-cell table:style-name="ce33" office:value-type="float" office:value="830982.515" calcext:value-type="float">
            <text:p><text:s/>830,983 <text:s/></text:p>
          </table:table-cell>
          <table:table-cell table:style-name="ce33" office:value-type="float" office:value="363083.3642" calcext:value-type="float">
            <text:p><text:s/>363,083 <text:s/></text:p>
          </table:table-cell>
          <table:table-cell table:style-name="ce42" office:value-type="float" office:value="332167.372" calcext:value-type="float">
            <text:p><text:s/>332,167 <text:s/></text:p>
          </table:table-cell>
          <table:table-cell table:style-name="ce47" table:number-columns-repeated="3"/>
          <table:table-cell table:number-columns-repeated="1006"/>
        </table:table-row>
        <table:table-row table:style-name="ro4">
          <table:table-cell table:style-name="ce6"/>
          <table:table-cell table:style-name="ce14" office:value-type="string" calcext:value-type="string">
            <text:p>11月</text:p>
          </table:table-cell>
          <table:table-cell table:style-name="ce20"/>
          <table:table-cell table:style-name="ce26" office:value-type="float" office:value="4118108.6902" calcext:value-type="float">
            <text:p><text:s/>4,118,109 <text:s/></text:p>
          </table:table-cell>
          <table:table-cell table:style-name="ce33" office:value-type="float" office:value="3860851.4008" calcext:value-type="float">
            <text:p><text:s/>3,860,851 <text:s/></text:p>
          </table:table-cell>
          <table:table-cell table:style-name="ce33" office:value-type="float" office:value="957215.257" calcext:value-type="float">
            <text:p><text:s/>957,215 <text:s/></text:p>
          </table:table-cell>
          <table:table-cell table:style-name="ce33" office:value-type="float" office:value="635409.088" calcext:value-type="float">
            <text:p><text:s/>635,409 <text:s/></text:p>
          </table:table-cell>
          <table:table-cell table:style-name="ce33" office:value-type="float" office:value="167278.992" calcext:value-type="float">
            <text:p><text:s/>167,279 <text:s/></text:p>
          </table:table-cell>
          <table:table-cell table:style-name="ce33" office:value-type="float" office:value="93098.133" calcext:value-type="float">
            <text:p><text:s/>93,098 <text:s/></text:p>
          </table:table-cell>
          <table:table-cell table:style-name="ce33" office:value-type="float" office:value="201635.981" calcext:value-type="float">
            <text:p><text:s/>201,636 <text:s/></text:p>
          </table:table-cell>
          <table:table-cell table:style-name="ce33" office:value-type="float" office:value="195197.353" calcext:value-type="float">
            <text:p><text:s/>195,197 <text:s/></text:p>
          </table:table-cell>
          <table:table-cell table:style-name="ce33" office:value-type="float" office:value="145268.111" calcext:value-type="float">
            <text:p><text:s/>145,268 <text:s/></text:p>
          </table:table-cell>
          <table:table-cell table:style-name="ce33" office:value-type="float" office:value="771598.135" calcext:value-type="float">
            <text:p><text:s/>771,598 <text:s/></text:p>
          </table:table-cell>
          <table:table-cell table:style-name="ce33" office:value-type="float" office:value="377598.7958" calcext:value-type="float">
            <text:p><text:s/>377,599 <text:s/></text:p>
          </table:table-cell>
          <table:table-cell table:style-name="ce42" office:value-type="float" office:value="316551.555" calcext:value-type="float">
            <text:p><text:s/>316,552 <text:s/></text:p>
          </table:table-cell>
          <table:table-cell table:style-name="ce47" table:number-columns-repeated="3"/>
          <table:table-cell table:number-columns-repeated="1006"/>
        </table:table-row>
        <table:table-row table:style-name="ro4">
          <table:table-cell table:style-name="ce6"/>
          <table:table-cell table:style-name="ce14" office:value-type="string" calcext:value-type="string">
            <text:p>1 - 11月</text:p>
          </table:table-cell>
          <table:table-cell table:style-name="ce20"/>
          <table:table-cell table:style-name="ce26" office:value-type="float" office:value="46984758.147" calcext:value-type="float">
            <text:p><text:s/>46,984,758 <text:s/></text:p>
          </table:table-cell>
          <table:table-cell table:style-name="ce33" office:value-type="float" office:value="42519169.93484" calcext:value-type="float">
            <text:p><text:s/>42,519,170 <text:s/></text:p>
          </table:table-cell>
          <table:table-cell table:style-name="ce33" office:value-type="float" office:value="10500677.215" calcext:value-type="float">
            <text:p><text:s/>10,500,677 <text:s/></text:p>
          </table:table-cell>
          <table:table-cell table:style-name="ce33" office:value-type="float" office:value="6873259.624" calcext:value-type="float">
            <text:p><text:s/>6,873,260 <text:s/></text:p>
          </table:table-cell>
          <table:table-cell table:style-name="ce33" office:value-type="float" office:value="1970056.233" calcext:value-type="float">
            <text:p><text:s/>1,970,056 <text:s/></text:p>
          </table:table-cell>
          <table:table-cell table:style-name="ce33" office:value-type="float" office:value="1015645.277" calcext:value-type="float">
            <text:p><text:s/>1,015,645 <text:s/></text:p>
          </table:table-cell>
          <table:table-cell table:style-name="ce33" office:value-type="float" office:value="2239493.598" calcext:value-type="float">
            <text:p><text:s/>2,239,494 <text:s/></text:p>
          </table:table-cell>
          <table:table-cell table:style-name="ce33" office:value-type="float" office:value="2169960.93184" calcext:value-type="float">
            <text:p><text:s/>2,169,961 <text:s/></text:p>
          </table:table-cell>
          <table:table-cell table:style-name="ce33" office:value-type="float" office:value="1561268.335" calcext:value-type="float">
            <text:p><text:s/>1,561,268 <text:s/></text:p>
          </table:table-cell>
          <table:table-cell table:style-name="ce33" office:value-type="float" office:value="8643790.952" calcext:value-type="float">
            <text:p><text:s/>8,643,791 <text:s/></text:p>
          </table:table-cell>
          <table:table-cell table:style-name="ce33" office:value-type="float" office:value="4162575.044" calcext:value-type="float">
            <text:p><text:s/>4,162,575 <text:s/></text:p>
          </table:table-cell>
          <table:table-cell table:style-name="ce42" office:value-type="float" office:value="3382442.725" calcext:value-type="float">
            <text:p><text:s/>3,382,443 <text:s/></text:p>
          </table:table-cell>
          <table:table-cell table:style-name="ce47" table:number-columns-repeated="3"/>
          <table:table-cell table:number-columns-repeated="1006"/>
        </table:table-row>
        <table:table-row table:style-name="ro4">
          <table:table-cell table:style-name="ce6"/>
          <table:table-cell table:style-name="ce14" office:value-type="string" calcext:value-type="string">
            <text:p>12月</text:p>
          </table:table-cell>
          <table:table-cell table:style-name="ce20"/>
          <table:table-cell table:style-name="ce26" office:value-type="float" office:value="3222313.0636" calcext:value-type="float">
            <text:p><text:s/>3,222,313 <text:s/></text:p>
          </table:table-cell>
          <table:table-cell table:style-name="ce33" office:value-type="float" office:value="3718235.6974" calcext:value-type="float">
            <text:p><text:s/>3,718,236 <text:s/></text:p>
          </table:table-cell>
          <table:table-cell table:style-name="ce33" office:value-type="float" office:value="927622.532" calcext:value-type="float">
            <text:p><text:s/>927,623 <text:s/></text:p>
          </table:table-cell>
          <table:table-cell table:style-name="ce33" office:value-type="float" office:value="614454.955" calcext:value-type="float">
            <text:p><text:s/>614,455 <text:s/></text:p>
          </table:table-cell>
          <table:table-cell table:style-name="ce33" office:value-type="float" office:value="158053.023" calcext:value-type="float">
            <text:p><text:s/>158,053 <text:s/></text:p>
          </table:table-cell>
          <table:table-cell table:style-name="ce33" office:value-type="float" office:value="92072.516" calcext:value-type="float">
            <text:p><text:s/>92,073 <text:s/></text:p>
          </table:table-cell>
          <table:table-cell table:style-name="ce33" office:value-type="float" office:value="199129.024" calcext:value-type="float">
            <text:p><text:s/>199,129 <text:s/></text:p>
          </table:table-cell>
          <table:table-cell table:style-name="ce33" office:value-type="float" office:value="185993.47" calcext:value-type="float">
            <text:p><text:s/>185,993 <text:s/></text:p>
          </table:table-cell>
          <table:table-cell table:style-name="ce33" office:value-type="float" office:value="142525.386" calcext:value-type="float">
            <text:p><text:s/>142,525 <text:s/></text:p>
          </table:table-cell>
          <table:table-cell table:style-name="ce33" office:value-type="float" office:value="722001.706" calcext:value-type="float">
            <text:p><text:s/>722,002 <text:s/></text:p>
          </table:table-cell>
          <table:table-cell table:style-name="ce33" office:value-type="float" office:value="365649.3014" calcext:value-type="float">
            <text:p><text:s/>365,649 <text:s/></text:p>
          </table:table-cell>
          <table:table-cell table:style-name="ce42" office:value-type="float" office:value="310733.784" calcext:value-type="float">
            <text:p><text:s/>310,734 <text:s/></text:p>
          </table:table-cell>
          <table:table-cell table:style-name="ce47" table:number-columns-repeated="3"/>
          <table:table-cell table:number-columns-repeated="1006"/>
        </table:table-row>
        <table:table-row table:style-name="ro4">
          <table:table-cell table:style-name="ce6"/>
          <table:table-cell table:style-name="ce14" office:value-type="string" calcext:value-type="string">
            <text:p>1 - 12月</text:p>
          </table:table-cell>
          <table:table-cell table:style-name="ce20"/>
          <table:table-cell table:style-name="ce26" office:value-type="float" office:value="50207071.2106" calcext:value-type="float">
            <text:p><text:s/>50,207,071 <text:s/></text:p>
          </table:table-cell>
          <table:table-cell table:style-name="ce33" office:value-type="float" office:value="46237405.63224" calcext:value-type="float">
            <text:p><text:s/>46,237,406 <text:s/></text:p>
          </table:table-cell>
          <table:table-cell table:style-name="ce33" office:value-type="float" office:value="11428299.747" calcext:value-type="float">
            <text:p><text:s/>11,428,300 <text:s/></text:p>
          </table:table-cell>
          <table:table-cell table:style-name="ce33" office:value-type="float" office:value="7487714.579" calcext:value-type="float">
            <text:p><text:s/>7,487,715 <text:s/></text:p>
          </table:table-cell>
          <table:table-cell table:style-name="ce33" office:value-type="float" office:value="2128109.256" calcext:value-type="float">
            <text:p><text:s/>2,128,109 <text:s/></text:p>
          </table:table-cell>
          <table:table-cell table:style-name="ce33" office:value-type="float" office:value="1107717.793" calcext:value-type="float">
            <text:p><text:s/>1,107,718 <text:s/></text:p>
          </table:table-cell>
          <table:table-cell table:style-name="ce33" office:value-type="float" office:value="2438622.622" calcext:value-type="float">
            <text:p><text:s/>2,438,623 <text:s/></text:p>
          </table:table-cell>
          <table:table-cell table:style-name="ce33" office:value-type="float" office:value="2355954.40184" calcext:value-type="float">
            <text:p><text:s/>2,355,954 <text:s/></text:p>
          </table:table-cell>
          <table:table-cell table:style-name="ce33" office:value-type="float" office:value="1703793.721" calcext:value-type="float">
            <text:p><text:s/>1,703,794 <text:s/></text:p>
          </table:table-cell>
          <table:table-cell table:style-name="ce33" office:value-type="float" office:value="9365792.658" calcext:value-type="float">
            <text:p><text:s/>9,365,793 <text:s/></text:p>
          </table:table-cell>
          <table:table-cell table:style-name="ce33" office:value-type="float" office:value="4528224.3454" calcext:value-type="float">
            <text:p><text:s/>4,528,224 <text:s/></text:p>
          </table:table-cell>
          <table:table-cell table:style-name="ce42" office:value-type="float" office:value="3693176.509" calcext:value-type="float">
            <text:p><text:s/>3,693,177 <text:s/></text:p>
          </table:table-cell>
          <table:table-cell table:style-name="ce47" table:number-columns-repeated="3"/>
          <table:table-cell table:number-columns-repeated="1006"/>
        </table:table-row>
        <table:table-row table:style-name="ro4">
          <table:table-cell table:style-name="ce6"/>
          <table:table-cell table:style-name="ce14"/>
          <table:table-cell table:style-name="ce20"/>
          <table:table-cell table:style-name="ce26"/>
          <table:table-cell table:style-name="ce33" table:number-columns-repeated="10"/>
          <table:table-cell table:style-name="ce42"/>
          <table:table-cell table:style-name="ce47" table:number-columns-repeated="3"/>
          <table:table-cell table:number-columns-repeated="1006"/>
        </table:table-row>
        <table:table-row table:style-name="ro4">
          <table:table-cell table:style-name="ce6" office:value-type="string" calcext:value-type="string">
            <text:p>民國110年</text:p>
          </table:table-cell>
          <table:table-cell table:style-name="ce14" office:value-type="string" calcext:value-type="string">
            <text:p><text:s/>1月</text:p>
          </table:table-cell>
          <table:table-cell table:style-name="ce20"/>
          <table:table-cell table:style-name="ce26" office:value-type="float" office:value="3539123.774" calcext:value-type="float">
            <text:p><text:s/>3,539,124 <text:s/></text:p>
          </table:table-cell>
          <table:table-cell table:style-name="ce33" office:value-type="float" office:value="3406403.135" calcext:value-type="float">
            <text:p><text:s/>3,406,403 <text:s/></text:p>
          </table:table-cell>
          <table:table-cell table:style-name="ce33" office:value-type="float" office:value="843398.241" calcext:value-type="float">
            <text:p><text:s/>843,398 <text:s/></text:p>
          </table:table-cell>
          <table:table-cell table:style-name="ce33" office:value-type="float" office:value="540607.994" calcext:value-type="float">
            <text:p><text:s/>540,608 <text:s/></text:p>
          </table:table-cell>
          <table:table-cell table:style-name="ce33" office:value-type="float" office:value="145484.187" calcext:value-type="float">
            <text:p><text:s/>145,484 <text:s/></text:p>
          </table:table-cell>
          <table:table-cell table:style-name="ce33" office:value-type="float" office:value="87986.18" calcext:value-type="float">
            <text:p><text:s/>87,986 <text:s/></text:p>
          </table:table-cell>
          <table:table-cell table:style-name="ce33" office:value-type="float" office:value="200213.052" calcext:value-type="float">
            <text:p><text:s/>200,213 <text:s/></text:p>
          </table:table-cell>
          <table:table-cell table:style-name="ce33" office:value-type="float" office:value="164898.207" calcext:value-type="float">
            <text:p><text:s/>164,898 <text:s/></text:p>
          </table:table-cell>
          <table:table-cell table:style-name="ce33" office:value-type="float" office:value="132019.692" calcext:value-type="float">
            <text:p><text:s/>132,020 <text:s/></text:p>
          </table:table-cell>
          <table:table-cell table:style-name="ce33" office:value-type="float" office:value="644026.617" calcext:value-type="float">
            <text:p><text:s/>644,027 <text:s/></text:p>
          </table:table-cell>
          <table:table-cell table:style-name="ce33" office:value-type="float" office:value="357010.517" calcext:value-type="float">
            <text:p><text:s/>357,011 <text:s/></text:p>
          </table:table-cell>
          <table:table-cell table:style-name="ce42" office:value-type="float" office:value="290758.448" calcext:value-type="float">
            <text:p><text:s/>290,758 <text:s/></text:p>
          </table:table-cell>
          <table:table-cell table:style-name="ce47" table:number-columns-repeated="3"/>
          <table:table-cell table:number-columns-repeated="1006"/>
        </table:table-row>
        <table:table-row table:style-name="ro4">
          <table:table-cell table:style-name="ce6"/>
          <table:table-cell table:style-name="ce14" office:value-type="string" calcext:value-type="string">
            <text:p><text:s/>2月</text:p>
          </table:table-cell>
          <table:table-cell table:style-name="ce20"/>
          <table:table-cell table:style-name="ce26" office:value-type="float" office:value="3613311.4246" calcext:value-type="float">
            <text:p><text:s/>3,613,311 <text:s/></text:p>
          </table:table-cell>
          <table:table-cell table:style-name="ce33" office:value-type="float" office:value="3009406.2114" calcext:value-type="float">
            <text:p><text:s/>3,009,406 <text:s/></text:p>
          </table:table-cell>
          <table:table-cell table:style-name="ce33" office:value-type="float" office:value="742936.641" calcext:value-type="float">
            <text:p><text:s/>742,937 <text:s/></text:p>
          </table:table-cell>
          <table:table-cell table:style-name="ce33" office:value-type="float" office:value="484274.347" calcext:value-type="float">
            <text:p><text:s/>484,274 <text:s/></text:p>
          </table:table-cell>
          <table:table-cell table:style-name="ce33" office:value-type="float" office:value="134001.43" calcext:value-type="float">
            <text:p><text:s/>134,001 <text:s/></text:p>
          </table:table-cell>
          <table:table-cell table:style-name="ce33" office:value-type="float" office:value="79007.621" calcext:value-type="float">
            <text:p><text:s/>79,008 <text:s/></text:p>
          </table:table-cell>
          <table:table-cell table:style-name="ce33" office:value-type="float" office:value="185056.986" calcext:value-type="float">
            <text:p><text:s/>185,057 <text:s/></text:p>
          </table:table-cell>
          <table:table-cell table:style-name="ce33" office:value-type="float" office:value="140394.801" calcext:value-type="float">
            <text:p><text:s/>140,395 <text:s/></text:p>
          </table:table-cell>
          <table:table-cell table:style-name="ce33" office:value-type="float" office:value="113083.413" calcext:value-type="float">
            <text:p><text:s/>113,083 <text:s/></text:p>
          </table:table-cell>
          <table:table-cell table:style-name="ce33" office:value-type="float" office:value="556922.592" calcext:value-type="float">
            <text:p><text:s/>556,923 <text:s/></text:p>
          </table:table-cell>
          <table:table-cell table:style-name="ce33" office:value-type="float" office:value="314070.6224" calcext:value-type="float">
            <text:p><text:s/>314,071 <text:s/></text:p>
          </table:table-cell>
          <table:table-cell table:style-name="ce42" office:value-type="float" office:value="259657.758" calcext:value-type="float">
            <text:p><text:s/>259,658 <text:s/></text:p>
          </table:table-cell>
          <table:table-cell table:style-name="ce47" table:number-columns-repeated="3"/>
          <table:table-cell table:number-columns-repeated="1006"/>
        </table:table-row>
        <table:table-row table:style-name="ro4">
          <table:table-cell table:style-name="ce6"/>
          <table:table-cell table:style-name="ce14" office:value-type="string" calcext:value-type="string">
            <text:p><text:s/>3月</text:p>
          </table:table-cell>
          <table:table-cell table:style-name="ce20"/>
          <table:table-cell table:style-name="ce26" office:value-type="float" office:value="3778391.8754" calcext:value-type="float">
            <text:p><text:s/>3,778,392 <text:s/></text:p>
          </table:table-cell>
          <table:table-cell table:style-name="ce33" office:value-type="float" office:value="3551923.2346" calcext:value-type="float">
            <text:p><text:s/>3,551,923 <text:s/></text:p>
          </table:table-cell>
          <table:table-cell table:style-name="ce33" office:value-type="float" office:value="872780.447" calcext:value-type="float">
            <text:p><text:s/>872,780 <text:s/></text:p>
          </table:table-cell>
          <table:table-cell table:style-name="ce33" office:value-type="float" office:value="560037.658" calcext:value-type="float">
            <text:p><text:s/>560,038 <text:s/></text:p>
          </table:table-cell>
          <table:table-cell table:style-name="ce33" office:value-type="float" office:value="153942.362" calcext:value-type="float">
            <text:p><text:s/>153,942 <text:s/></text:p>
          </table:table-cell>
          <table:table-cell table:style-name="ce33" office:value-type="float" office:value="92169.109" calcext:value-type="float">
            <text:p><text:s/>92,169 <text:s/></text:p>
          </table:table-cell>
          <table:table-cell table:style-name="ce33" office:value-type="float" office:value="215664.355" calcext:value-type="float">
            <text:p><text:s/>215,664 <text:s/></text:p>
          </table:table-cell>
          <table:table-cell table:style-name="ce33" office:value-type="float" office:value="167883.377" calcext:value-type="float">
            <text:p><text:s/>167,883 <text:s/></text:p>
          </table:table-cell>
          <table:table-cell table:style-name="ce33" office:value-type="float" office:value="134488.753" calcext:value-type="float">
            <text:p><text:s/>134,489 <text:s/></text:p>
          </table:table-cell>
          <table:table-cell table:style-name="ce33" office:value-type="float" office:value="716045.628" calcext:value-type="float">
            <text:p><text:s/>716,046 <text:s/></text:p>
          </table:table-cell>
          <table:table-cell table:style-name="ce33" office:value-type="float" office:value="343048.1606" calcext:value-type="float">
            <text:p><text:s/>343,048 <text:s/></text:p>
          </table:table-cell>
          <table:table-cell table:style-name="ce42" office:value-type="float" office:value="295863.385" calcext:value-type="float">
            <text:p><text:s/>295,863 <text:s/></text:p>
          </table:table-cell>
          <table:table-cell table:style-name="ce47" table:number-columns-repeated="3"/>
          <table:table-cell table:number-columns-repeated="1006"/>
        </table:table-row>
        <table:table-row table:style-name="ro4">
          <table:table-cell table:style-name="ce6"/>
          <table:table-cell table:style-name="ce14" office:value-type="string" calcext:value-type="string">
            <text:p><text:s/>4月</text:p>
          </table:table-cell>
          <table:table-cell table:style-name="ce20"/>
          <table:table-cell table:style-name="ce26" office:value-type="float" office:value="3557518.7334" calcext:value-type="float">
            <text:p><text:s/>3,557,519 <text:s/></text:p>
          </table:table-cell>
          <table:table-cell table:style-name="ce33" office:value-type="float" office:value="3524870.0376" calcext:value-type="float">
            <text:p><text:s/>3,524,870 <text:s/></text:p>
          </table:table-cell>
          <table:table-cell table:style-name="ce33" office:value-type="float" office:value="835084.296" calcext:value-type="float">
            <text:p><text:s/>835,084 <text:s/></text:p>
          </table:table-cell>
          <table:table-cell table:style-name="ce33" office:value-type="float" office:value="552103.658" calcext:value-type="float">
            <text:p><text:s/>552,104 <text:s/></text:p>
          </table:table-cell>
          <table:table-cell table:style-name="ce33" office:value-type="float" office:value="156981.593" calcext:value-type="float">
            <text:p><text:s/>156,982 <text:s/></text:p>
          </table:table-cell>
          <table:table-cell table:style-name="ce33" office:value-type="float" office:value="93561.1" calcext:value-type="float">
            <text:p><text:s/>93,561 <text:s/></text:p>
          </table:table-cell>
          <table:table-cell table:style-name="ce33" office:value-type="float" office:value="203297.205" calcext:value-type="float">
            <text:p><text:s/>203,297 <text:s/></text:p>
          </table:table-cell>
          <table:table-cell table:style-name="ce33" office:value-type="float" office:value="162685.495" calcext:value-type="float">
            <text:p><text:s/>162,685 <text:s/></text:p>
          </table:table-cell>
          <table:table-cell table:style-name="ce33" office:value-type="float" office:value="130080.088" calcext:value-type="float">
            <text:p><text:s/>130,080 <text:s/></text:p>
          </table:table-cell>
          <table:table-cell table:style-name="ce33" office:value-type="float" office:value="723052.655" calcext:value-type="float">
            <text:p><text:s/>723,053 <text:s/></text:p>
          </table:table-cell>
          <table:table-cell table:style-name="ce33" office:value-type="float" office:value="380122.4936" calcext:value-type="float">
            <text:p><text:s/>380,122 <text:s/></text:p>
          </table:table-cell>
          <table:table-cell table:style-name="ce42" office:value-type="float" office:value="287901.454" calcext:value-type="float">
            <text:p><text:s/>287,901 <text:s/></text:p>
          </table:table-cell>
          <table:table-cell table:style-name="ce47" table:number-columns-repeated="3"/>
          <table:table-cell table:number-columns-repeated="1006"/>
        </table:table-row>
        <table:table-row table:style-name="ro4">
          <table:table-cell table:style-name="ce6"/>
          <table:table-cell table:style-name="ce14" office:value-type="string" calcext:value-type="string">
            <text:p><text:s/>5月</text:p>
          </table:table-cell>
          <table:table-cell table:style-name="ce20"/>
          <table:table-cell table:style-name="ce26" office:value-type="float" office:value="3626134.4402" calcext:value-type="float">
            <text:p><text:s/>3,626,134 <text:s/></text:p>
          </table:table-cell>
          <table:table-cell table:style-name="ce33" office:value-type="float" office:value="4001020.0478" calcext:value-type="float">
            <text:p><text:s/>4,001,020 <text:s/></text:p>
          </table:table-cell>
          <table:table-cell table:style-name="ce33" office:value-type="float" office:value="930049.339" calcext:value-type="float">
            <text:p><text:s/>930,049 <text:s/></text:p>
          </table:table-cell>
          <table:table-cell table:style-name="ce33" office:value-type="float" office:value="606854.645" calcext:value-type="float">
            <text:p><text:s/>606,855 <text:s/></text:p>
          </table:table-cell>
          <table:table-cell table:style-name="ce33" office:value-type="float" office:value="181898.508" calcext:value-type="float">
            <text:p><text:s/>181,899 <text:s/></text:p>
          </table:table-cell>
          <table:table-cell table:style-name="ce33" office:value-type="float" office:value="106689.847" calcext:value-type="float">
            <text:p><text:s/>106,690 <text:s/></text:p>
          </table:table-cell>
          <table:table-cell table:style-name="ce33" office:value-type="float" office:value="219990.205" calcext:value-type="float">
            <text:p><text:s/>219,990 <text:s/></text:p>
          </table:table-cell>
          <table:table-cell table:style-name="ce33" office:value-type="float" office:value="191840.873" calcext:value-type="float">
            <text:p><text:s/>191,841 <text:s/></text:p>
          </table:table-cell>
          <table:table-cell table:style-name="ce33" office:value-type="float" office:value="148248.409" calcext:value-type="float">
            <text:p><text:s/>148,248 <text:s/></text:p>
          </table:table-cell>
          <table:table-cell table:style-name="ce33" office:value-type="float" office:value="835690.245" calcext:value-type="float">
            <text:p><text:s/>835,690 <text:s/></text:p>
          </table:table-cell>
          <table:table-cell table:style-name="ce33" office:value-type="float" office:value="458346.9218" calcext:value-type="float">
            <text:p><text:s/>458,347 <text:s/></text:p>
          </table:table-cell>
          <table:table-cell table:style-name="ce42" office:value-type="float" office:value="321411.055" calcext:value-type="float">
            <text:p><text:s/>321,411 <text:s/></text:p>
          </table:table-cell>
          <table:table-cell table:style-name="ce47" table:number-columns-repeated="3"/>
          <table:table-cell table:number-columns-repeated="1006"/>
        </table:table-row>
        <table:table-row table:style-name="ro4">
          <table:table-cell table:style-name="ce6"/>
          <table:table-cell table:style-name="ce14" office:value-type="string" calcext:value-type="string">
            <text:p><text:s/>6月</text:p>
          </table:table-cell>
          <table:table-cell table:style-name="ce20"/>
          <table:table-cell table:style-name="ce26" office:value-type="float" office:value="4403331.379" calcext:value-type="float">
            <text:p><text:s/>4,403,331 <text:s/></text:p>
          </table:table-cell>
          <table:table-cell table:style-name="ce33" office:value-type="float" office:value="3766807.671" calcext:value-type="float">
            <text:p><text:s/>3,766,808 <text:s/></text:p>
          </table:table-cell>
          <table:table-cell table:style-name="ce33" office:value-type="float" office:value="898952.053" calcext:value-type="float">
            <text:p><text:s/>898,952 <text:s/></text:p>
          </table:table-cell>
          <table:table-cell table:style-name="ce33" office:value-type="float" office:value="545716.47" calcext:value-type="float">
            <text:p><text:s/>545,716 <text:s/></text:p>
          </table:table-cell>
          <table:table-cell table:style-name="ce33" office:value-type="float" office:value="178848.557" calcext:value-type="float">
            <text:p><text:s/>178,849 <text:s/></text:p>
          </table:table-cell>
          <table:table-cell table:style-name="ce33" office:value-type="float" office:value="109172.196" calcext:value-type="float">
            <text:p><text:s/>109,172 <text:s/></text:p>
          </table:table-cell>
          <table:table-cell table:style-name="ce33" office:value-type="float" office:value="216595.93" calcext:value-type="float">
            <text:p><text:s/>216,596 <text:s/></text:p>
          </table:table-cell>
          <table:table-cell table:style-name="ce33" office:value-type="float" office:value="188767.078" calcext:value-type="float">
            <text:p><text:s/>188,767 <text:s/></text:p>
          </table:table-cell>
          <table:table-cell table:style-name="ce33" office:value-type="float" office:value="144814.27" calcext:value-type="float">
            <text:p><text:s/>144,814 <text:s/></text:p>
          </table:table-cell>
          <table:table-cell table:style-name="ce33" office:value-type="float" office:value="734899.849" calcext:value-type="float">
            <text:p><text:s/>734,900 <text:s/></text:p>
          </table:table-cell>
          <table:table-cell table:style-name="ce33" office:value-type="float" office:value="378378.152" calcext:value-type="float">
            <text:p><text:s/>378,378 <text:s/></text:p>
          </table:table-cell>
          <table:table-cell table:style-name="ce42" office:value-type="float" office:value="370663.116" calcext:value-type="float">
            <text:p><text:s/>370,663 <text:s/></text:p>
          </table:table-cell>
          <table:table-cell table:style-name="ce47" table:number-columns-repeated="3"/>
          <table:table-cell table:number-columns-repeated="1006"/>
        </table:table-row>
        <table:table-row table:style-name="ro4">
          <table:table-cell table:style-name="ce6"/>
          <table:table-cell table:style-name="ce14" office:value-type="string" calcext:value-type="string">
            <text:p><text:s/>7月</text:p>
          </table:table-cell>
          <table:table-cell table:style-name="ce20"/>
          <table:table-cell table:style-name="ce26" office:value-type="float" office:value="5169518.5344" calcext:value-type="float">
            <text:p><text:s/>5,169,519 <text:s/></text:p>
          </table:table-cell>
          <table:table-cell table:style-name="ce33" office:value-type="float" office:value="3965908.3616" calcext:value-type="float">
            <text:p><text:s/>3,965,908 <text:s/></text:p>
          </table:table-cell>
          <table:table-cell table:style-name="ce33" office:value-type="float" office:value="989184.861" calcext:value-type="float">
            <text:p><text:s/>989,185 <text:s/></text:p>
          </table:table-cell>
          <table:table-cell table:style-name="ce33" office:value-type="float" office:value="549462.324" calcext:value-type="float">
            <text:p><text:s/>549,462 <text:s/></text:p>
          </table:table-cell>
          <table:table-cell table:style-name="ce33" office:value-type="float" office:value="193606.8" calcext:value-type="float">
            <text:p><text:s/>193,607 <text:s/></text:p>
          </table:table-cell>
          <table:table-cell table:style-name="ce33" office:value-type="float" office:value="117080.34" calcext:value-type="float">
            <text:p><text:s/>117,080 <text:s/></text:p>
          </table:table-cell>
          <table:table-cell table:style-name="ce33" office:value-type="float" office:value="228267.323" calcext:value-type="float">
            <text:p><text:s/>228,267 <text:s/></text:p>
          </table:table-cell>
          <table:table-cell table:style-name="ce33" office:value-type="float" office:value="213145.896" calcext:value-type="float">
            <text:p><text:s/>213,146 <text:s/></text:p>
          </table:table-cell>
          <table:table-cell table:style-name="ce33" office:value-type="float" office:value="161120.414" calcext:value-type="float">
            <text:p><text:s/>161,120 <text:s/></text:p>
          </table:table-cell>
          <table:table-cell table:style-name="ce33" office:value-type="float" office:value="772065.823" calcext:value-type="float">
            <text:p><text:s/>772,066 <text:s/></text:p>
          </table:table-cell>
          <table:table-cell table:style-name="ce33" office:value-type="float" office:value="404922.9196" calcext:value-type="float">
            <text:p><text:s/>404,923 <text:s/></text:p>
          </table:table-cell>
          <table:table-cell table:style-name="ce42" office:value-type="float" office:value="337051.661" calcext:value-type="float">
            <text:p><text:s/>337,052 <text:s/></text:p>
          </table:table-cell>
          <table:table-cell table:style-name="ce47" table:number-columns-repeated="3"/>
          <table:table-cell table:number-columns-repeated="1006"/>
        </table:table-row>
        <table:table-row table:style-name="ro4">
          <table:table-cell table:style-name="ce6"/>
          <table:table-cell table:style-name="ce14" office:value-type="string" calcext:value-type="string">
            <text:p><text:s/>8月</text:p>
          </table:table-cell>
          <table:table-cell table:style-name="ce20"/>
          <table:table-cell table:style-name="ce26" office:value-type="float" office:value="5327639.0926" calcext:value-type="float">
            <text:p><text:s/>5,327,639 <text:s/></text:p>
          </table:table-cell>
          <table:table-cell table:style-name="ce33" office:value-type="float" office:value="4023264.9274" calcext:value-type="float">
            <text:p><text:s/>4,023,265 <text:s/></text:p>
          </table:table-cell>
          <table:table-cell table:style-name="ce33" office:value-type="float" office:value="1005537.448" calcext:value-type="float">
            <text:p><text:s/>1,005,537 <text:s/></text:p>
          </table:table-cell>
          <table:table-cell table:style-name="ce33" office:value-type="float" office:value="574307.486" calcext:value-type="float">
            <text:p><text:s/>574,307 <text:s/></text:p>
          </table:table-cell>
          <table:table-cell table:style-name="ce33" office:value-type="float" office:value="192790.207" calcext:value-type="float">
            <text:p><text:s/>192,790 <text:s/></text:p>
          </table:table-cell>
          <table:table-cell table:style-name="ce33" office:value-type="float" office:value="117194.213" calcext:value-type="float">
            <text:p><text:s/>117,194 <text:s/></text:p>
          </table:table-cell>
          <table:table-cell table:style-name="ce33" office:value-type="float" office:value="227779.17" calcext:value-type="float">
            <text:p><text:s/>227,779 <text:s/></text:p>
          </table:table-cell>
          <table:table-cell table:style-name="ce33" office:value-type="float" office:value="213021.875" calcext:value-type="float">
            <text:p><text:s/>213,022 <text:s/></text:p>
          </table:table-cell>
          <table:table-cell table:style-name="ce33" office:value-type="float" office:value="159739.859" calcext:value-type="float">
            <text:p><text:s/>159,740 <text:s/></text:p>
          </table:table-cell>
          <table:table-cell table:style-name="ce33" office:value-type="float" office:value="785598.573" calcext:value-type="float">
            <text:p><text:s/>785,599 <text:s/></text:p>
          </table:table-cell>
          <table:table-cell table:style-name="ce33" office:value-type="float" office:value="409038.7884" calcext:value-type="float">
            <text:p><text:s/>409,039 <text:s/></text:p>
          </table:table-cell>
          <table:table-cell table:style-name="ce42" office:value-type="float" office:value="338257.308" calcext:value-type="float">
            <text:p><text:s/>338,257 <text:s/></text:p>
          </table:table-cell>
          <table:table-cell table:style-name="ce47" table:number-columns-repeated="3"/>
          <table:table-cell table:number-columns-repeated="1006"/>
        </table:table-row>
        <table:table-row table:style-name="ro4">
          <table:table-cell table:style-name="ce6"/>
          <table:table-cell table:style-name="ce14" office:value-type="string" calcext:value-type="string">
            <text:p><text:s/>9月</text:p>
          </table:table-cell>
          <table:table-cell table:style-name="ce20"/>
          <table:table-cell table:style-name="ce26" office:value-type="float" office:value="5519902.1456" calcext:value-type="float">
            <text:p><text:s/>5,519,902 <text:s/></text:p>
          </table:table-cell>
          <table:table-cell table:style-name="ce33" office:value-type="float" office:value="4401725.1394" calcext:value-type="float">
            <text:p><text:s/>4,401,725 <text:s/></text:p>
          </table:table-cell>
          <table:table-cell table:style-name="ce33" office:value-type="float" office:value="1090104.408" calcext:value-type="float">
            <text:p><text:s/>1,090,104 <text:s/></text:p>
          </table:table-cell>
          <table:table-cell table:style-name="ce33" office:value-type="float" office:value="662525.763" calcext:value-type="float">
            <text:p><text:s/>662,526 <text:s/></text:p>
          </table:table-cell>
          <table:table-cell table:style-name="ce33" office:value-type="float" office:value="192052.664" calcext:value-type="float">
            <text:p><text:s/>192,053 <text:s/></text:p>
          </table:table-cell>
          <table:table-cell table:style-name="ce33" office:value-type="float" office:value="120613.454" calcext:value-type="float">
            <text:p><text:s/>120,613 <text:s/></text:p>
          </table:table-cell>
          <table:table-cell table:style-name="ce33" office:value-type="float" office:value="232250.553" calcext:value-type="float">
            <text:p><text:s/>232,251 <text:s/></text:p>
          </table:table-cell>
          <table:table-cell table:style-name="ce33" office:value-type="float" office:value="228347.854" calcext:value-type="float">
            <text:p><text:s/>228,348 <text:s/></text:p>
          </table:table-cell>
          <table:table-cell table:style-name="ce33" office:value-type="float" office:value="165661.312" calcext:value-type="float">
            <text:p><text:s/>165,661 <text:s/></text:p>
          </table:table-cell>
          <table:table-cell table:style-name="ce33" office:value-type="float" office:value="876361.197" calcext:value-type="float">
            <text:p><text:s/>876,361 <text:s/></text:p>
          </table:table-cell>
          <table:table-cell table:style-name="ce33" office:value-type="float" office:value="412587.8624" calcext:value-type="float">
            <text:p><text:s/>412,588 <text:s/></text:p>
          </table:table-cell>
          <table:table-cell table:style-name="ce42" office:value-type="float" office:value="421220.072" calcext:value-type="float">
            <text:p><text:s/>421,220 <text:s/></text:p>
          </table:table-cell>
          <table:table-cell table:style-name="ce47" table:number-columns-repeated="3"/>
          <table:table-cell table:number-columns-repeated="1006"/>
        </table:table-row>
        <table:table-row table:style-name="ro4">
          <table:table-cell table:style-name="ce6"/>
          <table:table-cell table:style-name="ce14" office:value-type="string" calcext:value-type="string">
            <text:p>10月</text:p>
          </table:table-cell>
          <table:table-cell table:style-name="ce20"/>
          <table:table-cell table:style-name="ce26" office:value-type="float" office:value="5433895.1794" calcext:value-type="float">
            <text:p><text:s/>5,433,895 <text:s/></text:p>
          </table:table-cell>
          <table:table-cell table:style-name="ce33" office:value-type="float" office:value="4351854.4136" calcext:value-type="float">
            <text:p><text:s/>4,351,854 <text:s/></text:p>
          </table:table-cell>
          <table:table-cell table:style-name="ce33" office:value-type="float" office:value="1066850.738" calcext:value-type="float">
            <text:p><text:s/>1,066,851 <text:s/></text:p>
          </table:table-cell>
          <table:table-cell table:style-name="ce33" office:value-type="float" office:value="692210.956" calcext:value-type="float">
            <text:p><text:s/>692,211 <text:s/></text:p>
          </table:table-cell>
          <table:table-cell table:style-name="ce33" office:value-type="float" office:value="188688.587" calcext:value-type="float">
            <text:p><text:s/>188,689 <text:s/></text:p>
          </table:table-cell>
          <table:table-cell table:style-name="ce33" office:value-type="float" office:value="118337.657" calcext:value-type="float">
            <text:p><text:s/>118,338 <text:s/></text:p>
          </table:table-cell>
          <table:table-cell table:style-name="ce33" office:value-type="float" office:value="232770.589" calcext:value-type="float">
            <text:p><text:s/>232,771 <text:s/></text:p>
          </table:table-cell>
          <table:table-cell table:style-name="ce33" office:value-type="float" office:value="211813.757" calcext:value-type="float">
            <text:p><text:s/>211,814 <text:s/></text:p>
          </table:table-cell>
          <table:table-cell table:style-name="ce33" office:value-type="float" office:value="159849.232" calcext:value-type="float">
            <text:p><text:s/>159,849 <text:s/></text:p>
          </table:table-cell>
          <table:table-cell table:style-name="ce33" office:value-type="float" office:value="870585.16" calcext:value-type="float">
            <text:p><text:s/>870,585 <text:s/></text:p>
          </table:table-cell>
          <table:table-cell table:style-name="ce33" office:value-type="float" office:value="392564.9586" calcext:value-type="float">
            <text:p><text:s/>392,565 <text:s/></text:p>
          </table:table-cell>
          <table:table-cell table:style-name="ce42" office:value-type="float" office:value="418182.779" calcext:value-type="float">
            <text:p><text:s/>418,183 <text:s/></text:p>
          </table:table-cell>
          <table:table-cell table:style-name="ce47" table:number-columns-repeated="3"/>
          <table:table-cell table:number-columns-repeated="1006"/>
        </table:table-row>
        <table:table-row table:style-name="ro4">
          <table:table-cell table:style-name="ce6"/>
          <table:table-cell table:style-name="ce14" office:value-type="string" calcext:value-type="string">
            <text:p>11月</text:p>
          </table:table-cell>
          <table:table-cell table:style-name="ce20"/>
          <table:table-cell table:style-name="ce26" office:value-type="float" office:value="4936537.5314" calcext:value-type="float">
            <text:p><text:s/>4,936,538 <text:s/></text:p>
          </table:table-cell>
          <table:table-cell table:style-name="ce33" office:value-type="float" office:value="3988858.0806" calcext:value-type="float">
            <text:p><text:s/>3,988,858 <text:s/></text:p>
          </table:table-cell>
          <table:table-cell table:style-name="ce33" office:value-type="float" office:value="984973.468" calcext:value-type="float">
            <text:p><text:s/>984,973 <text:s/></text:p>
          </table:table-cell>
          <table:table-cell table:style-name="ce33" office:value-type="float" office:value="636316.688" calcext:value-type="float">
            <text:p><text:s/>636,317 <text:s/></text:p>
          </table:table-cell>
          <table:table-cell table:style-name="ce33" office:value-type="float" office:value="163233.503" calcext:value-type="float">
            <text:p><text:s/>163,234 <text:s/></text:p>
          </table:table-cell>
          <table:table-cell table:style-name="ce33" office:value-type="float" office:value="106552.721" calcext:value-type="float">
            <text:p><text:s/>106,553 <text:s/></text:p>
          </table:table-cell>
          <table:table-cell table:style-name="ce33" office:value-type="float" office:value="213213.219" calcext:value-type="float">
            <text:p><text:s/>213,213 <text:s/></text:p>
          </table:table-cell>
          <table:table-cell table:style-name="ce33" office:value-type="float" office:value="195433.752" calcext:value-type="float">
            <text:p><text:s/>195,434 <text:s/></text:p>
          </table:table-cell>
          <table:table-cell table:style-name="ce33" office:value-type="float" office:value="149418.17" calcext:value-type="float">
            <text:p><text:s/>149,418 <text:s/></text:p>
          </table:table-cell>
          <table:table-cell table:style-name="ce33" office:value-type="float" office:value="764028.258" calcext:value-type="float">
            <text:p><text:s/>764,028 <text:s/></text:p>
          </table:table-cell>
          <table:table-cell table:style-name="ce33" office:value-type="float" office:value="372991.7836" calcext:value-type="float">
            <text:p><text:s/>372,992 <text:s/></text:p>
          </table:table-cell>
          <table:table-cell table:style-name="ce42" office:value-type="float" office:value="402696.518" calcext:value-type="float">
            <text:p><text:s/>402,697 <text:s/></text:p>
          </table:table-cell>
          <table:table-cell table:style-name="ce47" table:number-columns-repeated="3"/>
          <table:table-cell table:number-columns-repeated="1006"/>
        </table:table-row>
        <table:table-row table:style-name="ro4">
          <table:table-cell table:style-name="ce7"/>
          <table:table-cell table:style-name="ce15" office:value-type="string" calcext:value-type="string">
            <text:p>1 - 11月</text:p>
          </table:table-cell>
          <table:table-cell table:style-name="ce21"/>
          <table:table-cell table:style-name="ce27" office:value-type="float" office:value="48905304.11" calcext:value-type="float">
            <text:p><text:s/>48,905,304 <text:s/></text:p>
          </table:table-cell>
          <table:table-cell table:style-name="ce34" office:value-type="float" office:value="41992041.26" calcext:value-type="float">
            <text:p><text:s/>41,992,041 <text:s/></text:p>
          </table:table-cell>
          <table:table-cell table:style-name="ce34" office:value-type="float" office:value="10259851.94" calcext:value-type="float">
            <text:p><text:s/>10,259,852 <text:s/></text:p>
          </table:table-cell>
          <table:table-cell table:style-name="ce34" office:value-type="float" office:value="6404417.989" calcext:value-type="float">
            <text:p><text:s/>6,404,418 <text:s/></text:p>
          </table:table-cell>
          <table:table-cell table:style-name="ce34" office:value-type="float" office:value="1881528.398" calcext:value-type="float">
            <text:p><text:s/>1,881,528 <text:s/></text:p>
          </table:table-cell>
          <table:table-cell table:style-name="ce34" office:value-type="float" office:value="1148364.438" calcext:value-type="float">
            <text:p><text:s/>1,148,364 <text:s/></text:p>
          </table:table-cell>
          <table:table-cell table:style-name="ce34" office:value-type="float" office:value="2375098.587" calcext:value-type="float">
            <text:p><text:s/>2,375,099 <text:s/></text:p>
          </table:table-cell>
          <table:table-cell table:style-name="ce34" office:value-type="float" office:value="2078232.965" calcext:value-type="float">
            <text:p><text:s/>2,078,233 <text:s/></text:p>
          </table:table-cell>
          <table:table-cell table:style-name="ce34" office:value-type="float" office:value="1598523.612" calcext:value-type="float">
            <text:p><text:s/>1,598,524 <text:s/></text:p>
          </table:table-cell>
          <table:table-cell table:style-name="ce34" office:value-type="float" office:value="8279276.597" calcext:value-type="float">
            <text:p><text:s/>8,279,277 <text:s/></text:p>
          </table:table-cell>
          <table:table-cell table:style-name="ce34" office:value-type="float" office:value="4223083.18" calcext:value-type="float">
            <text:p><text:s/>4,223,083 <text:s/></text:p>
          </table:table-cell>
          <table:table-cell table:style-name="ce43" office:value-type="float" office:value="3743663.554" calcext:value-type="float">
            <text:p><text:s/>3,743,664 <text:s/>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 table:number-columns-spanned="15" table:number-rows-spanned="1">
            <text:p>註：電力消費面行業別統計數值，自107年起已依行政院主計總處「中華民國行業標準分類（第10次修訂）校正，故各業別統計範疇於校正前後存在差異。</text:p>
          </table:table-cell>
          <table:covered-table-cell table:number-columns-repeated="14" table:style-name="ce16"/>
          <table:table-cell table:number-columns-repeated="1009"/>
        </table:table-row>
        <table:table-row table:style-name="ro5" table:number-rows-repeated="5">
          <table:table-cell table:number-columns-repeated="1024"/>
        </table:table-row>
        <table:table-row table:style-name="ro6" table:number-rows-repeated="104851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RowStartCell" table:base-cell-address="$Page1.$A$1" table:cell-range-address="$Page1.$A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69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1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HK$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">
      <number:text> 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78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78">
      <number:text>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79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79">
      <number:text>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80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80">
      <number:text>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1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1">
      <number:text>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2">
      <number:text> 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</loext:text>
      <loext:fill-character> </loext:fill-character>
      <number:text> </number:text>
      <number:number number:decimal-places="0" loext:min-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2" style:volatile="true">
      <loext:text> </loext:text>
      <loext:fill-character> </loext:fill-character>
      <number:text> </number:text>
      <number:number number:decimal-places="0" loext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7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7">
      <number:text>- 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8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8">
      <number:text>-  </number:text>
      <style:map style:condition="value()&gt;0" style:apply-style-name="N188P0"/>
      <style:map style:condition="value()&lt;0" style:apply-style-name="N18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住宅與服務業部門電力消費</dc:title>
    <dc:subject>住宅與服務業部門電力消費</dc:subject>
    <meta:keyword>能源統計月報</meta:keyword>
    <dc:description>住宅與服務業部門電力消費</dc:description>
    <meta:initial-creator>國際合作與能源統計科</meta:initial-creator>
    <meta:creation-date>2012-04-23T14:46:24</meta:creation-date>
    <dc:creator>方文秀</dc:creator>
    <dc:date>2021-12-29T20:30:24</dc:date>
    <meta:print-date>2021-12-29T20:30:21</meta:print-date>
    <meta:document-statistic meta:table-count="1" meta:cell-count="591" meta:object-count="0"/>
    <meta:generator>LibreOffice/5.4.1.2$Windows_x86 LibreOffice_project/ea7cb86e6eeb2bf3a5af73a8f7777ac570321527</meta:generator>
    <meta:user-defined meta:name="EDOID" meta:value-type="float">197732</meta:user-defined>
  </office:meta>
</office:document-meta>
</file>